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8.8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AND(([.$C2]=1920);([.$D2]=1080)))" style:apply-style-name="HD_20_Background" style:base-cell-address="streams.A2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map style:condition="is-true-formula(AND(([.$C2]=1920);([.$D2]=1080)))" style:apply-style-name="HD_20_Background" style:base-cell-address="streams.A2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map style:condition="is-true-formula(AND(([.$C2]=1920);([.$D2]=1080)))" style:apply-style-name="HD_20_Background" style:base-cell-address="streams.A2"/>
    </style:style>
    <style:style style:name="ce6" style:family="table-cell" style:parent-style-name="Default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3">
      <style:map style:condition="is-true-formula(AND(([.$C2]=1920);([.$D2]=1080)))" style:apply-style-name="HD_20_Background" style:base-cell-address="streams.A2"/>
    </style:style>
    <style:style style:name="ce8" style:family="table-cell" style:parent-style-name="Default" style:data-style-name="N3">
      <style:text-properties fo:font-weight="bold" style:font-weight-asian="bold" style:font-weight-complex="bold"/>
    </style:style>
    <style:style style:name="ce9" style:family="table-cell" style:parent-style-name="Default" style:data-style-name="N3"/>
  </office:automatic-styles>
  <office:body>
    <office:spreadsheet>
      <table:calculation-settings table:automatic-find-labels="false"/>
      <table:table table:name="strea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number-columns-repeated="2" table:default-cell-style-name="Default"/>
        <table:table-column table:style-name="co8" table:default-cell-style-name="ce9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3" office:value-type="string" calcext:value-type="string">
            <text:p><text:s/>FileSize</text:p>
          </table:table-cell>
          <table:table-cell table:style-name="ce3" office:value-type="string" calcext:value-type="string">
            <text:p><text:s/>StreamWidth</text:p>
          </table:table-cell>
          <table:table-cell table:style-name="ce3" office:value-type="string" calcext:value-type="string">
            <text:p><text:s/>StreamHeight</text:p>
          </table:table-cell>
          <table:table-cell table:style-name="ce3" office:value-type="string" calcext:value-type="string">
            <text:p><text:s/>StreamFps</text:p>
          </table:table-cell>
          <table:table-cell table:style-name="ce3" office:value-type="string" calcext:value-type="string">
            <text:p><text:s/>StreamCount</text:p>
          </table:table-cell>
          <table:table-cell table:style-name="ce3" office:value-type="string" calcext:value-type="string">
            <text:p><text:s/>StreamFmt</text:p>
          </table:table-cell>
          <table:table-cell table:style-name="ce3" office:value-type="string" calcext:value-type="string">
            <text:p>Bitrate</text:p>
          </table:table-cell>
          <table:table-cell table:style-name="ce1"/>
          <table:table-cell table:style-name="ce8"/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/media/elementary/hevc/stress_hw/stress_test_768x192_ctu64_10bit_1slice_tile768x192_40qp.hevc/stress_test_768x192_ctu64_10bit_1slice_tile768x192_40qp.hevc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] * 8)/([.F2]/[.E2])" office:value-type="float" office:value="20300" calcext:value-type="float">
            <text:p>20,3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64_8bit_1slice_tile768x192_40qp.hevc/stress_test_768x192_ctu64_8bit_1slice_tile768x192_40qp.hevc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3] * 8)/([.F3]/[.E3])" office:value-type="float" office:value="20860" calcext:value-type="float">
            <text:p>20,8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64_10bit_1slice_tile384x128_40qp.hevc/stress_test_768x192_ctu64_10bit_1slice_tile384x128_40qp.hevc</text:p>
          </table:table-cell>
          <table:table-cell table:style-name="ce2" office:value-type="float" office:value="1135" calcext:value-type="float">
            <text:p>1135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4] * 8)/([.F4]/[.E4])" office:value-type="float" office:value="22700" calcext:value-type="float">
            <text:p>22,7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64_8bit_1slice_tile384x128_40qp.hevc/stress_test_768x192_ctu64_8bit_1slice_tile384x128_40qp.hevc</text:p>
          </table:table-cell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5] * 8)/([.F5]/[.E5])" office:value-type="float" office:value="23220" calcext:value-type="float">
            <text:p>23,2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64_10bit_5slice_tile256x64_40qp.hevc/stress_test_768x192_ctu64_10bit_5slice_tile256x64_40qp.hevc</text:p>
          </table:table-cell>
          <table:table-cell table:style-name="ce2" office:value-type="float" office:value="1737" calcext:value-type="float">
            <text:p>1737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6] * 8)/([.F6]/[.E6])" office:value-type="float" office:value="34740" calcext:value-type="float">
            <text:p>34,7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64_8bit_5slice_tile256x64_40qp.hevc/stress_test_768x192_ctu64_8bit_5slice_tile256x64_40qp.hevc</text:p>
          </table:table-cell>
          <table:table-cell table:style-name="ce2" office:value-type="float" office:value="1746" calcext:value-type="float">
            <text:p>1746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7] * 8)/([.F7]/[.E7])" office:value-type="float" office:value="34920" calcext:value-type="float">
            <text:p>34,9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32_8bit_5slice_tile256x64_40qp.hevc/stress_test_768x192_ctu32_8bit_5slice_tile256x64_40qp.hevc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8] * 8)/([.F8]/[.E8])" office:value-type="float" office:value="38220" calcext:value-type="float">
            <text:p>38,2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32_10bit_5slice_tile256x64_40qp.hevc/stress_test_768x192_ctu32_10bit_5slice_tile256x64_40qp.hevc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9] * 8)/([.F9]/[.E9])" office:value-type="float" office:value="38240" calcext:value-type="float">
            <text:p>38,2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16_10bit_5slice_tile256x64_40qp.hevc/stress_test_768x192_ctu16_10bit_5slice_tile256x64_40qp.hevc</text:p>
          </table:table-cell>
          <table:table-cell table:style-name="ce2" office:value-type="float" office:value="2173" calcext:value-type="float">
            <text:p>2173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10] * 8)/([.F10]/[.E10])" office:value-type="float" office:value="43460" calcext:value-type="float">
            <text:p>43,4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16_8bit_5slice_tile256x64_40qp.hevc/stress_test_768x192_ctu16_8bit_5slice_tile256x64_40qp.hevc</text:p>
          </table:table-cell>
          <table:table-cell table:style-name="ce2" office:value-type="float" office:value="2205" calcext:value-type="float">
            <text:p>2205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1] * 8)/([.F11]/[.E11])" office:value-type="float" office:value="44100" calcext:value-type="float">
            <text:p>44,1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64_10bit_5slice_tile256x64_32qp.hevc/stress_test_768x192_ctu64_10bit_5slice_tile256x64_32qp.hevc</text:p>
          </table:table-cell>
          <table:table-cell table:style-name="ce2" office:value-type="float" office:value="3022" calcext:value-type="float">
            <text:p>3022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12] * 8)/([.F12]/[.E12])" office:value-type="float" office:value="60440" calcext:value-type="float">
            <text:p>60,4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64_8bit_5slice_tile256x64_32qp.hevc/stress_test_768x192_ctu64_8bit_5slice_tile256x64_32qp.hevc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3] * 8)/([.F13]/[.E13])" office:value-type="float" office:value="61200" calcext:value-type="float">
            <text:p>61,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32_10bit_5slice_tile256x64_32qp.hevc/stress_test_768x192_ctu32_10bit_5slice_tile256x64_32qp.hevc</text:p>
          </table:table-cell>
          <table:table-cell table:style-name="ce2" office:value-type="float" office:value="3293" calcext:value-type="float">
            <text:p>3293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14] * 8)/([.F14]/[.E14])" office:value-type="float" office:value="65860" calcext:value-type="float">
            <text:p>65,8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32_8bit_5slice_tile256x64_32qp.hevc/stress_test_768x192_ctu32_8bit_5slice_tile256x64_32qp.hevc</text:p>
          </table:table-cell>
          <table:table-cell table:style-name="ce2" office:value-type="float" office:value="3371" calcext:value-type="float">
            <text:p>3371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5] * 8)/([.F15]/[.E15])" office:value-type="float" office:value="67420" calcext:value-type="float">
            <text:p>67,4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64_10bit_9slice_tile256x64_32qp.hevc/stress_test_768x192_ctu64_10bit_9slice_tile256x64_32qp.hevc</text:p>
          </table:table-cell>
          <table:table-cell table:style-name="ce2" office:value-type="float" office:value="3429" calcext:value-type="float">
            <text:p>3429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16] * 8)/([.F16]/[.E16])" office:value-type="float" office:value="68580" calcext:value-type="float">
            <text:p>68,5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64_8bit_9slice_tile256x64_32qp.hevc/stress_test_768x192_ctu64_8bit_9slice_tile256x64_32qp.hevc</text:p>
          </table:table-cell>
          <table:table-cell table:style-name="ce2" office:value-type="float" office:value="3430" calcext:value-type="float">
            <text:p>3430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7] * 8)/([.F17]/[.E17])" office:value-type="float" office:value="68600" calcext:value-type="float">
            <text:p>68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32_10bit_9slice_tile256x64_32qp.hevc/stress_test_768x192_ctu32_10bit_9slice_tile256x64_32qp.hevc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18] * 8)/([.F18]/[.E18])" office:value-type="float" office:value="73780" calcext:value-type="float">
            <text:p>73,7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32_8bit_9slice_tile256x64_32qp.hevc/stress_test_768x192_ctu32_8bit_9slice_tile256x64_32qp.hevc</text:p>
          </table:table-cell>
          <table:table-cell table:style-name="ce2" office:value-type="float" office:value="3781" calcext:value-type="float">
            <text:p>3781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9] * 8)/([.F19]/[.E19])" office:value-type="float" office:value="75620" calcext:value-type="float">
            <text:p>75,6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16_10bit_5slice_tile256x64_32qp.hevc/stress_test_768x192_ctu16_10bit_5slice_tile256x64_32qp.hevc</text:p>
          </table:table-cell>
          <table:table-cell table:style-name="ce2" office:value-type="float" office:value="3822" calcext:value-type="float">
            <text:p>3822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0] * 8)/([.F20]/[.E20])" office:value-type="float" office:value="76440" calcext:value-type="float">
            <text:p>76,4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16_8bit_5slice_tile256x64_32qp.hevc/stress_test_768x192_ctu16_8bit_5slice_tile256x64_32qp.hevc</text:p>
          </table:table-cell>
          <table:table-cell table:style-name="ce2" office:value-type="float" office:value="3844" calcext:value-type="float">
            <text:p>384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1] * 8)/([.F21]/[.E21])" office:value-type="float" office:value="76880" calcext:value-type="float">
            <text:p>76,8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16_8bit_9slice_tile256x64_32qp.hevc/stress_test_768x192_ctu16_8bit_9slice_tile256x64_32qp.hevc</text:p>
          </table:table-cell>
          <table:table-cell table:style-name="ce2" office:value-type="float" office:value="4217" calcext:value-type="float">
            <text:p>4217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2] * 8)/([.F22]/[.E22])" office:value-type="float" office:value="84340" calcext:value-type="float">
            <text:p>84,3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16_10bit_9slice_tile256x64_32qp.hevc/stress_test_768x192_ctu16_10bit_9slice_tile256x64_32qp.hevc</text:p>
          </table:table-cell>
          <table:table-cell table:style-name="ce2" office:value-type="float" office:value="4220" calcext:value-type="float">
            <text:p>4220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3] * 8)/([.F23]/[.E23])" office:value-type="float" office:value="84400" calcext:value-type="float">
            <text:p>84,4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64_10bit_20slice_tile256x64_32qp.hevc/stress_test_768x192_ctu64_10bit_20slice_tile256x64_32qp.hevc</text:p>
          </table:table-cell>
          <table:table-cell table:style-name="ce2" office:value-type="float" office:value="4609" calcext:value-type="float">
            <text:p>4609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4] * 8)/([.F24]/[.E24])" office:value-type="float" office:value="92180" calcext:value-type="float">
            <text:p>92,1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64_8bit_20slice_tile256x64_32qp.hevc/stress_test_768x192_ctu64_8bit_20slice_tile256x64_32qp.hevc</text:p>
          </table:table-cell>
          <table:table-cell table:style-name="ce2" office:value-type="float" office:value="4657" calcext:value-type="float">
            <text:p>4657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5] * 8)/([.F25]/[.E25])" office:value-type="float" office:value="93140" calcext:value-type="float">
            <text:p>93,1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32_8bit_20slice_tile256x64_32qp.hevc/stress_test_768x192_ctu32_8bit_20slice_tile256x64_32qp.hevc</text:p>
          </table:table-cell>
          <table:table-cell table:style-name="ce2" office:value-type="float" office:value="5032" calcext:value-type="float">
            <text:p>5032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6] * 8)/([.F26]/[.E26])" office:value-type="float" office:value="100640" calcext:value-type="float">
            <text:p>100,6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32_10bit_20slice_tile256x64_32qp.hevc/stress_test_768x192_ctu32_10bit_20slice_tile256x64_32qp.hevc</text:p>
          </table:table-cell>
          <table:table-cell table:style-name="ce2" office:value-type="float" office:value="5038" calcext:value-type="float">
            <text:p>5038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7] * 8)/([.F27]/[.E27])" office:value-type="float" office:value="100760" calcext:value-type="float">
            <text:p>100,7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16_8bit_20slice_tile256x64_32qp.hevc/stress_test_768x192_ctu16_8bit_20slice_tile256x64_32qp.hevc</text:p>
          </table:table-cell>
          <table:table-cell table:style-name="ce2" office:value-type="float" office:value="5743" calcext:value-type="float">
            <text:p>5743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8] * 8)/([.F28]/[.E28])" office:value-type="float" office:value="114860" calcext:value-type="float">
            <text:p>114,8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768x192_ctu16_10bit_20slice_tile256x64_32qp.hevc/stress_test_768x192_ctu16_10bit_20slice_tile256x64_32qp.hevc</text:p>
          </table:table-cell>
          <table:table-cell table:style-name="ce2" office:value-type="float" office:value="5744" calcext:value-type="float">
            <text:p>5744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9] * 8)/([.F29]/[.E29])" office:value-type="float" office:value="114880" calcext:value-type="float">
            <text:p>114,8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cropping.hevc/mobile_qcif_b_cropping.hevc</text:p>
          </table:table-cell>
          <table:table-cell table:style-name="ce2" office:value-type="float" office:value="13438" calcext:value-type="float">
            <text:p>13438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30] * 8)/([.F30]/[.E30])" office:value-type="float" office:value="134380" calcext:value-type="float">
            <text:p>134,3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.hevc/mobile_qcif_b.hevc</text:p>
          </table:table-cell>
          <table:table-cell table:style-name="ce2" office:value-type="float" office:value="14231" calcext:value-type="float">
            <text:p>14231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31] * 8)/([.F31]/[.E31])" office:value-type="float" office:value="142310" calcext:value-type="float">
            <text:p>142,3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tiles_ctb32_cropp16.hevc/mobile_qcif_b_tiles_ctb32_cropp16.hevc</text:p>
          </table:table-cell>
          <table:table-cell table:style-name="ce2" office:value-type="float" office:value="17337" calcext:value-type="float">
            <text:p>17337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32] * 8)/([.F32]/[.E32])" office:value-type="float" office:value="173370" calcext:value-type="float">
            <text:p>173,37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p.hevc/mobile_qcif_p.hevc</text:p>
          </table:table-cell>
          <table:table-cell table:style-name="ce2" office:value-type="float" office:value="9569" calcext:value-type="float">
            <text:p>9569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33] * 8)/([.F33]/[.E33])" office:value-type="float" office:value="191380" calcext:value-type="float">
            <text:p>191,3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Angular.hevc/mobile_qcif_testintra_modeAngular.hevc</text:p>
          </table:table-cell>
          <table:table-cell table:style-name="ce2" office:value-type="float" office:value="13280" calcext:value-type="float">
            <text:p>1328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34] * 8)/([.F34]/[.E34])" office:value-type="float" office:value="265600" calcext:value-type="float">
            <text:p>265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Planar.hevc/mobile_qcif_testintra_modePlanar.hevc</text:p>
          </table:table-cell>
          <table:table-cell table:style-name="ce2" office:value-type="float" office:value="13830" calcext:value-type="float">
            <text:p>1383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35] * 8)/([.F35]/[.E35])" office:value-type="float" office:value="276600" calcext:value-type="float">
            <text:p>276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Angular_constrainedintra.hevc/mobile_qcif_testintra_modeAngular_constrainedintra.hevc</text:p>
          </table:table-cell>
          <table:table-cell table:style-name="ce2" office:value-type="float" office:value="13876" calcext:value-type="float">
            <text:p>13876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36] * 8)/([.F36]/[.E36])" office:value-type="float" office:value="277520" calcext:value-type="float">
            <text:p>277,5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DC.hevc/mobile_qcif_testintra_modeDC.hevc</text:p>
          </table:table-cell>
          <table:table-cell table:style-name="ce2" office:value-type="float" office:value="14080" calcext:value-type="float">
            <text:p>1408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37] * 8)/([.F37]/[.E37])" office:value-type="float" office:value="281600" calcext:value-type="float">
            <text:p>281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Planar_constrainedintra.hevc/mobile_qcif_testintra_modePlanar_constrainedintra.hevc</text:p>
          </table:table-cell>
          <table:table-cell table:style-name="ce2" office:value-type="float" office:value="14174" calcext:value-type="float">
            <text:p>14174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38] * 8)/([.F38]/[.E38])" office:value-type="float" office:value="283480" calcext:value-type="float">
            <text:p>283,4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DC_constrainedintra.hevc/mobile_qcif_testintra_modeDC_constrainedintra.hevc</text:p>
          </table:table-cell>
          <table:table-cell table:style-name="ce2" office:value-type="float" office:value="14366" calcext:value-type="float">
            <text:p>14366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39] * 8)/([.F39]/[.E39])" office:value-type="float" office:value="287320" calcext:value-type="float">
            <text:p>287,3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Angular10_maxTU16.hevc/mobile_qcif_testintra_modeAngular10_maxTU16.hevc</text:p>
          </table:table-cell>
          <table:table-cell table:style-name="ce2" office:value-type="float" office:value="14679" calcext:value-type="float">
            <text:p>14679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40] * 8)/([.F40]/[.E40])" office:value-type="float" office:value="293580" calcext:value-type="float">
            <text:p>293,5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Angular26.hevc/mobile_qcif_testintra_modeAngular26.hevc</text:p>
          </table:table-cell>
          <table:table-cell table:style-name="ce2" office:value-type="float" office:value="14703" calcext:value-type="float">
            <text:p>1470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41] * 8)/([.F41]/[.E41])" office:value-type="float" office:value="294060" calcext:value-type="float">
            <text:p>294,0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Angular10_constrainedintra.hevc/mobile_qcif_testintra_modeAngular10_constrainedintra.hevc</text:p>
          </table:table-cell>
          <table:table-cell table:style-name="ce2" office:value-type="float" office:value="14713" calcext:value-type="float">
            <text:p>14713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42] * 8)/([.F42]/[.E42])" office:value-type="float" office:value="294260" calcext:value-type="float">
            <text:p>294,2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Angular26_constrainedintra.hevc/mobile_qcif_testintra_modeAngular26_constrainedintra.hevc</text:p>
          </table:table-cell>
          <table:table-cell table:style-name="ce2" office:value-type="float" office:value="14730" calcext:value-type="float">
            <text:p>1473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43] * 8)/([.F43]/[.E43])" office:value-type="float" office:value="294600" calcext:value-type="float">
            <text:p>294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Angular10.hevc/mobile_qcif_testintra_modeAngular10.hevc</text:p>
          </table:table-cell>
          <table:table-cell table:style-name="ce2" office:value-type="float" office:value="14800" calcext:value-type="float">
            <text:p>1480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44] * 8)/([.F44]/[.E44])" office:value-type="float" office:value="296000" calcext:value-type="float">
            <text:p>296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Angular26_maxTU16.hevc/mobile_qcif_testintra_modeAngular26_maxTU16.hevc</text:p>
          </table:table-cell>
          <table:table-cell table:style-name="ce2" office:value-type="float" office:value="14818" calcext:value-type="float">
            <text:p>14818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45] * 8)/([.F45]/[.E45])" office:value-type="float" office:value="296360" calcext:value-type="float">
            <text:p>296,3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Angular26_maxTU16_constrainedintra.hevc/mobile_qcif_testintra_modeAngular26_maxTU16_constrainedintra.hevc</text:p>
          </table:table-cell>
          <table:table-cell table:style-name="ce2" office:value-type="float" office:value="14819" calcext:value-type="float">
            <text:p>14819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46] * 8)/([.F46]/[.E46])" office:value-type="float" office:value="296380" calcext:value-type="float">
            <text:p>296,3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Angular10_maxTU16_constrainedintra.hevc/mobile_qcif_testintra_modeAngular10_maxTU16_constrainedintra.hevc</text:p>
          </table:table-cell>
          <table:table-cell table:style-name="ce2" office:value-type="float" office:value="14822" calcext:value-type="float">
            <text:p>1482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47] * 8)/([.F47]/[.E47])" office:value-type="float" office:value="296440" calcext:value-type="float">
            <text:p>296,4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.hevc/mobile_cif_b.hevc</text:p>
          </table:table-cell>
          <table:table-cell table:style-name="ce2" office:value-type="float" office:value="43389" calcext:value-type="float">
            <text:p>43389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48] * 8)/([.F48]/[.E48])" office:value-type="float" office:value="433890" calcext:value-type="float">
            <text:p>433,89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simple.hevc/mobile_qcif_b_simple.hevc</text:p>
          </table:table-cell>
          <table:table-cell table:style-name="ce2" office:value-type="float" office:value="20414" calcext:value-type="float">
            <text:p>20414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49] * 8)/([.F49]/[.E49])" office:value-type="float" office:value="453644.444444444" calcext:value-type="float">
            <text:p>453,64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2312x648_ctu64_10bit_110slice_tile256x64_32qp.hevc/stress_test_2312x648_ctu64_10bit_110slice_tile256x64_32qp.hevc</text:p>
          </table:table-cell>
          <table:table-cell table:style-name="ce2" office:value-type="float" office:value="31766" calcext:value-type="float">
            <text:p>31766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50] * 8)/([.F50]/[.E50])" office:value-type="float" office:value="635320" calcext:value-type="float">
            <text:p>635,3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2312x648_ctu64_8bit_110slice_tile256x64_32qp.hevc/stress_test_2312x648_ctu64_8bit_110slice_tile256x64_32qp.hevc</text:p>
          </table:table-cell>
          <table:table-cell table:style-name="ce2" office:value-type="float" office:value="32062" calcext:value-type="float">
            <text:p>32062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51] * 8)/([.F51]/[.E51])" office:value-type="float" office:value="641240" calcext:value-type="float">
            <text:p>641,2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2312x648_ctu32_10bit_110slice_tile256x64_32qp.hevc/stress_test_2312x648_ctu32_10bit_110slice_tile256x64_32qp.hevc</text:p>
          </table:table-cell>
          <table:table-cell table:style-name="ce2" office:value-type="float" office:value="34291" calcext:value-type="float">
            <text:p>34291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52] * 8)/([.F52]/[.E52])" office:value-type="float" office:value="685820" calcext:value-type="float">
            <text:p>685,8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2312x648_ctu32_8bit_110slice_tile256x64_32qp.hevc/stress_test_2312x648_ctu32_8bit_110slice_tile256x64_32qp.hevc</text:p>
          </table:table-cell>
          <table:table-cell table:style-name="ce2" office:value-type="float" office:value="34588" calcext:value-type="float">
            <text:p>34588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53] * 8)/([.F53]/[.E53])" office:value-type="float" office:value="691760" calcext:value-type="float">
            <text:p>691,7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2312x648_ctu16_10bit_110slice_tile256x64_32qp.hevc/stress_test_2312x648_ctu16_10bit_110slice_tile256x64_32qp.hevc</text:p>
          </table:table-cell>
          <table:table-cell table:style-name="ce2" office:value-type="float" office:value="38484" calcext:value-type="float">
            <text:p>38484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54] * 8)/([.F54]/[.E54])" office:value-type="float" office:value="769680" calcext:value-type="float">
            <text:p>769,6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2312x648_ctu16_8bit_110slice_tile256x64_32qp.hevc/stress_test_2312x648_ctu16_8bit_110slice_tile256x64_32qp.hevc</text:p>
          </table:table-cell>
          <table:table-cell table:style-name="ce2" office:value-type="float" office:value="38552" calcext:value-type="float">
            <text:p>38552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55] * 8)/([.F55]/[.E55])" office:value-type="float" office:value="771040" calcext:value-type="float">
            <text:p>771,0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tiles_ctb32_cropp24.hevc/mobile_qcif_b_tiles_ctb32_cropp24.hevc</text:p>
          </table:table-cell>
          <table:table-cell table:style-name="ce2" office:value-type="float" office:value="97035" calcext:value-type="float">
            <text:p>97035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56] * 8)/([.F56]/[.E56])" office:value-type="float" office:value="970350" calcext:value-type="float">
            <text:p>970,3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i.hevc/mobile_qcif_i.hevc</text:p>
          </table:table-cell>
          <table:table-cell table:style-name="ce2" office:value-type="float" office:value="55074" calcext:value-type="float">
            <text:p>55074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57] * 8)/([.F57]/[.E57])" office:value-type="float" office:value="1101480" calcext:value-type="float">
            <text:p>1,101,4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tiles_ctb32_cropp8.hevc/mobile_qcif_b_tiles_ctb32_cropp8.hevc</text:p>
          </table:table-cell>
          <table:table-cell table:style-name="ce2" office:value-type="float" office:value="119971" calcext:value-type="float">
            <text:p>119971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58] * 8)/([.F58]/[.E58])" office:value-type="float" office:value="1199710" calcext:value-type="float">
            <text:p>1,199,71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i_simple.hevc/mobile_qcif_i_simple.hevc</text:p>
          </table:table-cell>
          <table:table-cell table:style-name="ce2" office:value-type="float" office:value="60225" calcext:value-type="float">
            <text:p>6022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59] * 8)/([.F59]/[.E59])" office:value-type="float" office:value="1204500" calcext:value-type="float">
            <text:p>1,204,5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tiles_ctb16_cropp8.hevc/mobile_qcif_b_tiles_ctb16_cropp8.hevc</text:p>
          </table:table-cell>
          <table:table-cell table:style-name="ce2" office:value-type="float" office:value="124826" calcext:value-type="float">
            <text:p>124826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60] * 8)/([.F60]/[.E60])" office:value-type="float" office:value="1248260" calcext:value-type="float">
            <text:p>1,248,2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envivio/Compilation_Redbull_HEVC_720p_1.8Mbps.hevc/Compilation_Redbull_HEVC_720p_1.8Mbps.hevc</text:p>
          </table:table-cell>
          <table:table-cell table:style-name="ce2" office:value-type="float" office:value="78993929" calcext:value-type="float">
            <text:p>78993929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522" calcext:value-type="float">
            <text:p>1052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61] * 8)/([.F61]/[.E61])" office:value-type="float" office:value="1501500.2661091" calcext:value-type="float">
            <text:p>1,501,5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HEVCXpress_1500kbps_1280x720_Demo_Src_3840x2160x25fps_duck_avc_1.hevc/HEVCXpress_1500kbps_1280x720_Demo_Src_3840x2160x25fps_duck_avc_1.hevc</text:p>
          </table:table-cell>
          <table:table-cell table:style-name="ce2" office:value-type="float" office:value="7893455" calcext:value-type="float">
            <text:p>7893455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49" calcext:value-type="float">
            <text:p>104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62] * 8)/([.F62]/[.E62])" office:value-type="float" office:value="1504948.52240229" calcext:value-type="float">
            <text:p>1,504,94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slices_complete_ctu.hevc/mobile_cif_b_tiles_slices_complete_ctu.hevc</text:p>
          </table:table-cell>
          <table:table-cell table:style-name="ce2" office:value-type="float" office:value="26424" calcext:value-type="float">
            <text:p>26424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63] * 8)/([.F63]/[.E63])" office:value-type="float" office:value="1761600" calcext:value-type="float">
            <text:p>1,761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envivio/Macaskill_HEVC_720p_1.8Mbps.hevc/Macaskill_HEVC_720p_1.8Mbps.hevc</text:p>
          </table:table-cell>
          <table:table-cell table:style-name="ce2" office:value-type="float" office:value="103887002" calcext:value-type="float">
            <text:p>103887002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543" calcext:value-type="float">
            <text:p>1154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64] * 8)/([.F64]/[.E64])" office:value-type="float" office:value="1800000.03465304" calcext:value-type="float">
            <text:p>1,80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modeAngular1perframe.hevc/mobile_qcif_testintra_modeAngular1perframe.hevc</text:p>
          </table:table-cell>
          <table:table-cell table:style-name="ce2" office:value-type="float" office:value="415910" calcext:value-type="float">
            <text:p>415910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65] * 8)/([.F65]/[.E65])" office:value-type="float" office:value="2079550" calcext:value-type="float">
            <text:p>2,079,5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ctu64_width256_height192.hevc/mobile_qcif_testintra_ctu64_width256_height192.hevc</text:p>
          </table:table-cell>
          <table:table-cell table:style-name="ce2" office:value-type="float" office:value="111269" calcext:value-type="float">
            <text:p>111269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66] * 8)/([.F66]/[.E66])" office:value-type="float" office:value="2225380" calcext:value-type="float">
            <text:p>2,225,3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envivio/1080p60_6M.hevc/1080p60_6M.hevc</text:p>
          </table:table-cell>
          <table:table-cell table:style-name="ce2" office:value-type="float" office:value="42317276" calcext:value-type="float">
            <text:p>42317276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82" calcext:value-type="float">
            <text:p>338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67] * 8)/([.F67]/[.E67])" office:value-type="float" office:value="2502500.05913661" calcext:value-type="float">
            <text:p>2,502,5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ctu64_width264_height200.hevc/mobile_qcif_testintra_ctu64_width264_height200.hevc</text:p>
          </table:table-cell>
          <table:table-cell table:style-name="ce2" office:value-type="float" office:value="126321" calcext:value-type="float">
            <text:p>126321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68] * 8)/([.F68]/[.E68])" office:value-type="float" office:value="2526420" calcext:value-type="float">
            <text:p>2,526,4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64_height_192.hevc/mobile_cif_b_tiles_ctu_32_width_264_height_192.hevc</text:p>
          </table:table-cell>
          <table:table-cell table:style-name="ce2" office:value-type="float" office:value="38573" calcext:value-type="float">
            <text:p>3857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69] * 8)/([.F69]/[.E69])" office:value-type="float" office:value="2571533.33333333" calcext:value-type="float">
            <text:p>2,571,5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16_width_264_height_192.hevc/mobile_cif_b_tiles_ctu_16_width_264_height_192.hevc</text:p>
          </table:table-cell>
          <table:table-cell table:style-name="ce2" office:value-type="float" office:value="38588" calcext:value-type="float">
            <text:p>38588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70] * 8)/([.F70]/[.E70])" office:value-type="float" office:value="2572533.33333333" calcext:value-type="float">
            <text:p>2,572,5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64_height_192.hevc/mobile_cif_b_tiles_ctu_64_width_264_height_192.hevc</text:p>
          </table:table-cell>
          <table:table-cell table:style-name="ce2" office:value-type="float" office:value="38618" calcext:value-type="float">
            <text:p>38618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71] * 8)/([.F71]/[.E71])" office:value-type="float" office:value="2574533.33333333" calcext:value-type="float">
            <text:p>2,574,5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ctu64_width272_height208.hevc/mobile_qcif_testintra_ctu64_width272_height208.hevc</text:p>
          </table:table-cell>
          <table:table-cell table:style-name="ce2" office:value-type="float" office:value="136190" calcext:value-type="float">
            <text:p>136190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72] * 8)/([.F72]/[.E72])" office:value-type="float" office:value="2723800" calcext:value-type="float">
            <text:p>2,723,8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tiles_ctb32_cropp16_ipcm.hevc/mobile_qcif_b_tiles_ctb32_cropp16_ipcm.hevc</text:p>
          </table:table-cell>
          <table:table-cell table:style-name="ce2" office:value-type="float" office:value="123952" calcext:value-type="float">
            <text:p>123952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73] * 8)/([.F73]/[.E73])" office:value-type="float" office:value="2754488.88888889" calcext:value-type="float">
            <text:p>2,754,48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hining_video.hevc</text:p>
          </table:table-cell>
          <table:table-cell table:style-name="ce2" office:value-type="float" office:value="61032171" calcext:value-type="float">
            <text:p>61032171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33" calcext:value-type="float">
            <text:p>433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74] * 8)/([.F74]/[.E74])" office:value-type="float" office:value="2817086.12970228" calcext:value-type="float">
            <text:p>2,817,08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ctu64_width256_height232.hevc/mobile_qcif_testintra_ctu64_width256_height232.hevc</text:p>
          </table:table-cell>
          <table:table-cell table:style-name="ce2" office:value-type="float" office:value="142736" calcext:value-type="float">
            <text:p>142736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75] * 8)/([.F75]/[.E75])" office:value-type="float" office:value="2854720" calcext:value-type="float">
            <text:p>2,854,7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hhk_hevc.hevc/hhk_hevc.hevc</text:p>
          </table:table-cell>
          <table:table-cell table:style-name="ce2" office:value-type="float" office:value="7308046" calcext:value-type="float">
            <text:p>7308046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2" calcext:value-type="float">
            <text:p>50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76] * 8)/([.F76]/[.E76])" office:value-type="float" office:value="2911572.11155378" calcext:value-type="float">
            <text:p>2,911,5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ctu64_width280_height216.hevc/mobile_qcif_testintra_ctu64_width280_height216.hevc</text:p>
          </table:table-cell>
          <table:table-cell table:style-name="ce2" office:value-type="float" office:value="147832" calcext:value-type="float">
            <text:p>14783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77] * 8)/([.F77]/[.E77])" office:value-type="float" office:value="2956640" calcext:value-type="float">
            <text:p>2,956,6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16_width_256_height_192.hevc/mobile_cif_b_tiles_ctu_16_width_256_height_192.hevc</text:p>
          </table:table-cell>
          <table:table-cell table:style-name="ce2" office:value-type="float" office:value="44911" calcext:value-type="float">
            <text:p>4491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78] * 8)/([.F78]/[.E78])" office:value-type="float" office:value="2994066.66666667" calcext:value-type="float">
            <text:p>2,994,0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HEVCXpress_3000kbps_1920x1080_Demo_Src_3840x2160x25fps_duck_avc_1.hevc/HEVCXpress_3000kbps_1920x1080_Demo_Src_3840x2160x25fps_duck_avc_1.hevc</text:p>
          </table:table-cell>
          <table:table-cell table:style-name="ce2" office:value-type="float" office:value="15749591" calcext:value-type="float">
            <text:p>15749591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49" calcext:value-type="float">
            <text:p>104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79] * 8)/([.F79]/[.E79])" office:value-type="float" office:value="3002781.88751192" calcext:value-type="float">
            <text:p>3,002,78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56_height_192.hevc/mobile_cif_b_tiles_ctu_32_width_256_height_192.hevc</text:p>
          </table:table-cell>
          <table:table-cell table:style-name="ce2" office:value-type="float" office:value="45160" calcext:value-type="float">
            <text:p>4516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80] * 8)/([.F80]/[.E80])" office:value-type="float" office:value="3010666.66666667" calcext:value-type="float">
            <text:p>3,010,6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56_height_192.hevc/mobile_cif_b_tiles_ctu_64_width_256_height_192.hevc</text:p>
          </table:table-cell>
          <table:table-cell table:style-name="ce2" office:value-type="float" office:value="45251" calcext:value-type="float">
            <text:p>4525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81] * 8)/([.F81]/[.E81])" office:value-type="float" office:value="3016733.33333333" calcext:value-type="float">
            <text:p>3,016,7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ctu64_width256_height240.hevc/mobile_qcif_testintra_ctu64_width256_height240.hevc</text:p>
          </table:table-cell>
          <table:table-cell table:style-name="ce2" office:value-type="float" office:value="151328" calcext:value-type="float">
            <text:p>15132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82] * 8)/([.F82]/[.E82])" office:value-type="float" office:value="3026560" calcext:value-type="float">
            <text:p>3,026,5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error.hevc/mobile_qcif_b_error.hevc</text:p>
          </table:table-cell>
          <table:table-cell table:style-name="ce2" office:value-type="float" office:value="305584" calcext:value-type="float">
            <text:p>305584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83] * 8)/([.F83]/[.E83])" office:value-type="float" office:value="3055840" calcext:value-type="float">
            <text:p>3,055,8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16_width_256_height_200.hevc/mobile_cif_b_tiles_ctu_16_width_256_height_200.hevc</text:p>
          </table:table-cell>
          <table:table-cell table:style-name="ce2" office:value-type="float" office:value="46838" calcext:value-type="float">
            <text:p>4683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84] * 8)/([.F84]/[.E84])" office:value-type="float" office:value="3122533.33333333" calcext:value-type="float">
            <text:p>3,122,5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56_height_200.hevc/mobile_cif_b_tiles_ctu_32_width_256_height_200.hevc</text:p>
          </table:table-cell>
          <table:table-cell table:style-name="ce2" office:value-type="float" office:value="46929" calcext:value-type="float">
            <text:p>46929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85] * 8)/([.F85]/[.E85])" office:value-type="float" office:value="3128600" calcext:value-type="float">
            <text:p>3,128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56_height_200.hevc/mobile_cif_b_tiles_ctu_64_width_256_height_200.hevc</text:p>
          </table:table-cell>
          <table:table-cell table:style-name="ce2" office:value-type="float" office:value="47121" calcext:value-type="float">
            <text:p>4712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86] * 8)/([.F86]/[.E86])" office:value-type="float" office:value="3141400" calcext:value-type="float">
            <text:p>3,141,4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strongintrasmoothing.hevc/mobile_qcif_testintra_strongintrasmoothing.hevc</text:p>
          </table:table-cell>
          <table:table-cell table:style-name="ce2" office:value-type="float" office:value="158232" calcext:value-type="float">
            <text:p>158232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87] * 8)/([.F87]/[.E87])" office:value-type="float" office:value="3164640" calcext:value-type="float">
            <text:p>3,164,6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ctu64_width256_height248.hevc/mobile_qcif_testintra_ctu64_width256_height248.hevc</text:p>
          </table:table-cell>
          <table:table-cell table:style-name="ce2" office:value-type="float" office:value="159039" calcext:value-type="float">
            <text:p>159039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88] * 8)/([.F88]/[.E88])" office:value-type="float" office:value="3180780" calcext:value-type="float">
            <text:p>3,180,78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ctu64_width288_height224.hevc/mobile_qcif_testintra_ctu64_width288_height224.hevc</text:p>
          </table:table-cell>
          <table:table-cell table:style-name="ce2" office:value-type="float" office:value="160331" calcext:value-type="float">
            <text:p>16033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89] * 8)/([.F89]/[.E89])" office:value-type="float" office:value="3206620" calcext:value-type="float">
            <text:p>3,206,6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72_height_192.hevc/mobile_cif_b_tiles_ctu_32_width_272_height_192.hevc</text:p>
          </table:table-cell>
          <table:table-cell table:style-name="ce2" office:value-type="float" office:value="48555" calcext:value-type="float">
            <text:p>48555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90] * 8)/([.F90]/[.E90])" office:value-type="float" office:value="3237000" calcext:value-type="float">
            <text:p>3,237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72_height_192.hevc/mobile_cif_b_tiles_ctu_64_width_272_height_192.hevc</text:p>
          </table:table-cell>
          <table:table-cell table:style-name="ce2" office:value-type="float" office:value="48759" calcext:value-type="float">
            <text:p>4875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91] * 8)/([.F91]/[.E91])" office:value-type="float" office:value="3250600" calcext:value-type="float">
            <text:p>3,250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64_height_200.hevc/mobile_cif_b_tiles_ctu_64_width_264_height_200.hevc</text:p>
          </table:table-cell>
          <table:table-cell table:style-name="ce2" office:value-type="float" office:value="48838" calcext:value-type="float">
            <text:p>48838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92] * 8)/([.F92]/[.E92])" office:value-type="float" office:value="3255866.66666667" calcext:value-type="float">
            <text:p>3,255,8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16_width_264_height_200.hevc/mobile_cif_b_tiles_ctu_16_width_264_height_200.hevc</text:p>
          </table:table-cell>
          <table:table-cell table:style-name="ce2" office:value-type="float" office:value="48842" calcext:value-type="float">
            <text:p>48842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93] * 8)/([.F93]/[.E93])" office:value-type="float" office:value="3256133.33333333" calcext:value-type="float">
            <text:p>3,256,1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64_height_200.hevc/mobile_cif_b_tiles_ctu_32_width_264_height_200.hevc</text:p>
          </table:table-cell>
          <table:table-cell table:style-name="ce2" office:value-type="float" office:value="48886" calcext:value-type="float">
            <text:p>48886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94] * 8)/([.F94]/[.E94])" office:value-type="float" office:value="3259066.66666667" calcext:value-type="float">
            <text:p>3,259,0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testintra_ctu64_width256_height256.hevc/mobile_qcif_testintra_ctu64_width256_height256.hevc</text:p>
          </table:table-cell>
          <table:table-cell table:style-name="ce2" office:value-type="float" office:value="163066" calcext:value-type="float">
            <text:p>163066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95] * 8)/([.F95]/[.E95])" office:value-type="float" office:value="3261320" calcext:value-type="float">
            <text:p>3,261,3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envivio/1080p30_4M.hevc/1080p30_4M.hevc</text:p>
          </table:table-cell>
          <table:table-cell table:style-name="ce2" office:value-type="float" office:value="28211518" calcext:value-type="float">
            <text:p>28211518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91" calcext:value-type="float">
            <text:p>1691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96] * 8)/([.F96]/[.E96])" office:value-type="float" office:value="3336666.82436428" calcext:value-type="float">
            <text:p>3,336,6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56_height_208.hevc/mobile_cif_b_tiles_ctu_64_width_256_height_208.hevc</text:p>
          </table:table-cell>
          <table:table-cell table:style-name="ce2" office:value-type="float" office:value="50063" calcext:value-type="float">
            <text:p>50063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97] * 8)/([.F97]/[.E97])" office:value-type="float" office:value="3337533.33333333" calcext:value-type="float">
            <text:p>3,337,5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56_height_208.hevc/mobile_cif_b_tiles_ctu_32_width_256_height_208.hevc</text:p>
          </table:table-cell>
          <table:table-cell table:style-name="ce2" office:value-type="float" office:value="50305" calcext:value-type="float">
            <text:p>50305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98] * 8)/([.F98]/[.E98])" office:value-type="float" office:value="3353666.66666667" calcext:value-type="float">
            <text:p>3,353,6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64_height_208.hevc/mobile_cif_b_tiles_ctu_64_width_264_height_208.hevc</text:p>
          </table:table-cell>
          <table:table-cell table:style-name="ce2" office:value-type="float" office:value="50911" calcext:value-type="float">
            <text:p>50911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99] * 8)/([.F99]/[.E99])" office:value-type="float" office:value="3394066.66666667" calcext:value-type="float">
            <text:p>3,394,0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64_height_208.hevc/mobile_cif_b_tiles_ctu_32_width_264_height_208.hevc</text:p>
          </table:table-cell>
          <table:table-cell table:style-name="ce2" office:value-type="float" office:value="51139" calcext:value-type="float">
            <text:p>5113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00] * 8)/([.F100]/[.E100])" office:value-type="float" office:value="3409266.66666667" calcext:value-type="float">
            <text:p>3,409,2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80_height_192.hevc/mobile_cif_b_tiles_ctu_32_width_280_height_192.hevc</text:p>
          </table:table-cell>
          <table:table-cell table:style-name="ce2" office:value-type="float" office:value="51140" calcext:value-type="float">
            <text:p>5114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01] * 8)/([.F101]/[.E101])" office:value-type="float" office:value="3409333.33333333" calcext:value-type="float">
            <text:p>3,409,3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0_height_192.hevc/mobile_cif_b_tiles_ctu_64_width_280_height_192.hevc</text:p>
          </table:table-cell>
          <table:table-cell table:style-name="ce2" office:value-type="float" office:value="51245" calcext:value-type="float">
            <text:p>5124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02] * 8)/([.F102]/[.E102])" office:value-type="float" office:value="3416333.33333333" calcext:value-type="float">
            <text:p>3,416,3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72_height_200.hevc/mobile_cif_b_tiles_ctu_32_width_272_height_200.hevc</text:p>
          </table:table-cell>
          <table:table-cell table:style-name="ce2" office:value-type="float" office:value="51275" calcext:value-type="float">
            <text:p>51275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03] * 8)/([.F103]/[.E103])" office:value-type="float" office:value="3418333.33333333" calcext:value-type="float">
            <text:p>3,418,3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72_height_200.hevc/mobile_cif_b_tiles_ctu_64_width_272_height_200.hevc</text:p>
          </table:table-cell>
          <table:table-cell table:style-name="ce2" office:value-type="float" office:value="51402" calcext:value-type="float">
            <text:p>51402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04] * 8)/([.F104]/[.E104])" office:value-type="float" office:value="3426800" calcext:value-type="float">
            <text:p>3,426,8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8_height_192.hevc/mobile_cif_b_tiles_ctu_64_width_288_height_192.hevc</text:p>
          </table:table-cell>
          <table:table-cell table:style-name="ce2" office:value-type="float" office:value="52849" calcext:value-type="float">
            <text:p>52849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05] * 8)/([.F105]/[.E105])" office:value-type="float" office:value="3523266.66666667" calcext:value-type="float">
            <text:p>3,523,2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ctbf.hevc/mobile_qcif_b_ctbf.hevc</text:p>
          </table:table-cell>
          <table:table-cell table:style-name="ce2" office:value-type="float" office:value="160027" calcext:value-type="float">
            <text:p>160027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06] * 8)/([.F106]/[.E106])" office:value-type="float" office:value="3556155.55555556" calcext:value-type="float">
            <text:p>3,556,15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0_height_200.hevc/mobile_cif_b_tiles_ctu_64_width_280_height_200.hevc</text:p>
          </table:table-cell>
          <table:table-cell table:style-name="ce2" office:value-type="float" office:value="53690" calcext:value-type="float">
            <text:p>5369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07] * 8)/([.F107]/[.E107])" office:value-type="float" office:value="3579333.33333333" calcext:value-type="float">
            <text:p>3,579,3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56_height_216.hevc/mobile_cif_b_tiles_ctu_64_width_256_height_216.hevc</text:p>
          </table:table-cell>
          <table:table-cell table:style-name="ce2" office:value-type="float" office:value="53711" calcext:value-type="float">
            <text:p>5371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08] * 8)/([.F108]/[.E108])" office:value-type="float" office:value="3580733.33333333" calcext:value-type="float">
            <text:p>3,580,7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80_height_200.hevc/mobile_cif_b_tiles_ctu_32_width_280_height_200.hevc</text:p>
          </table:table-cell>
          <table:table-cell table:style-name="ce2" office:value-type="float" office:value="54006" calcext:value-type="float">
            <text:p>54006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09] * 8)/([.F109]/[.E109])" office:value-type="float" office:value="3600400" calcext:value-type="float">
            <text:p>3,600,4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avatar_video.hevc</text:p>
          </table:table-cell>
          <table:table-cell table:style-name="ce2" office:value-type="float" office:value="351272960" calcext:value-type="float">
            <text:p>35127296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3.97" calcext:value-type="float">
            <text:p>23.97</text:p>
          </table:table-cell>
          <table:table-cell table:style-name="ce2" office:value-type="float" office:value="18694" calcext:value-type="float">
            <text:p>18694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10] * 8)/([.F110]/[.E110])" office:value-type="float" office:value="3603300.67452659" calcext:value-type="float">
            <text:p>3,603,3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56_height_216.hevc/mobile_cif_b_tiles_ctu_32_width_256_height_216.hevc</text:p>
          </table:table-cell>
          <table:table-cell table:style-name="ce2" office:value-type="float" office:value="54148" calcext:value-type="float">
            <text:p>5414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11] * 8)/([.F111]/[.E111])" office:value-type="float" office:value="3609866.66666667" calcext:value-type="float">
            <text:p>3,609,8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64_height_216.hevc/mobile_cif_b_tiles_ctu_32_width_264_height_216.hevc</text:p>
          </table:table-cell>
          <table:table-cell table:style-name="ce2" office:value-type="float" office:value="54732" calcext:value-type="float">
            <text:p>54732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12] * 8)/([.F112]/[.E112])" office:value-type="float" office:value="3648800" calcext:value-type="float">
            <text:p>3,648,8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72_height_208.hevc/mobile_cif_b_tiles_ctu_64_width_272_height_208.hevc</text:p>
          </table:table-cell>
          <table:table-cell table:style-name="ce2" office:value-type="float" office:value="55425" calcext:value-type="float">
            <text:p>55425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13] * 8)/([.F113]/[.E113])" office:value-type="float" office:value="3695000" calcext:value-type="float">
            <text:p>3,695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64_height_216.hevc/mobile_cif_b_tiles_ctu_64_width_264_height_216.hevc</text:p>
          </table:table-cell>
          <table:table-cell table:style-name="ce2" office:value-type="float" office:value="55547" calcext:value-type="float">
            <text:p>55547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14] * 8)/([.F114]/[.E114])" office:value-type="float" office:value="3703133.33333333" calcext:value-type="float">
            <text:p>3,703,1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8_height_200.hevc/mobile_cif_b_tiles_ctu_64_width_288_height_200.hevc</text:p>
          </table:table-cell>
          <table:table-cell table:style-name="ce2" office:value-type="float" office:value="55920" calcext:value-type="float">
            <text:p>5592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15] * 8)/([.F115]/[.E115])" office:value-type="float" office:value="3728000" calcext:value-type="float">
            <text:p>3,728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96_height_192.hevc/mobile_cif_b_tiles_ctu_64_width_296_height_192.hevc</text:p>
          </table:table-cell>
          <table:table-cell table:style-name="ce2" office:value-type="float" office:value="56022" calcext:value-type="float">
            <text:p>56022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16] * 8)/([.F116]/[.E116])" office:value-type="float" office:value="3734800" calcext:value-type="float">
            <text:p>3,734,8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envivio/1080p60_9M.hevc/1080p60_9M.hevc</text:p>
          </table:table-cell>
          <table:table-cell table:style-name="ce2" office:value-type="float" office:value="63475913" calcext:value-type="float">
            <text:p>63475913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82" calcext:value-type="float">
            <text:p>338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17] * 8)/([.F117]/[.E117])" office:value-type="float" office:value="3753750.0295683" calcext:value-type="float">
            <text:p>3,753,7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56_height_224.hevc/mobile_cif_b_tiles_ctu_64_width_256_height_224.hevc</text:p>
          </table:table-cell>
          <table:table-cell table:style-name="ce2" office:value-type="float" office:value="56325" calcext:value-type="float">
            <text:p>56325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18] * 8)/([.F118]/[.E118])" office:value-type="float" office:value="3755000" calcext:value-type="float">
            <text:p>3,755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12_height_192.hevc/mobile_cif_b_tiles_ctu_64_width_312_height_192.hevc</text:p>
          </table:table-cell>
          <table:table-cell table:style-name="ce2" office:value-type="float" office:value="56420" calcext:value-type="float">
            <text:p>56420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19] * 8)/([.F119]/[.E119])" office:value-type="float" office:value="3761333.33333333" calcext:value-type="float">
            <text:p>3,761,3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72_height_208.hevc/mobile_cif_b_tiles_ctu_32_width_272_height_208.hevc</text:p>
          </table:table-cell>
          <table:table-cell table:style-name="ce2" office:value-type="float" office:value="56607" calcext:value-type="float">
            <text:p>56607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20] * 8)/([.F120]/[.E120])" office:value-type="float" office:value="3773800" calcext:value-type="float">
            <text:p>3,773,8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64_height_224.hevc/mobile_cif_b_tiles_ctu_64_width_264_height_224.hevc</text:p>
          </table:table-cell>
          <table:table-cell table:style-name="ce2" office:value-type="float" office:value="56815" calcext:value-type="float">
            <text:p>56815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21] * 8)/([.F121]/[.E121])" office:value-type="float" office:value="3787666.66666667" calcext:value-type="float">
            <text:p>3,787,6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04_height_192.hevc/mobile_cif_b_tiles_ctu_64_width_304_height_192.hevc</text:p>
          </table:table-cell>
          <table:table-cell table:style-name="ce2" office:value-type="float" office:value="56828" calcext:value-type="float">
            <text:p>56828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22] * 8)/([.F122]/[.E122])" office:value-type="float" office:value="3788533.33333333" calcext:value-type="float">
            <text:p>3,788,5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64_height_232.hevc/mobile_cif_b_tiles_ctu_64_width_264_height_232.hevc</text:p>
          </table:table-cell>
          <table:table-cell table:style-name="ce2" office:value-type="float" office:value="57075" calcext:value-type="float">
            <text:p>57075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23] * 8)/([.F123]/[.E123])" office:value-type="float" office:value="3805000" calcext:value-type="float">
            <text:p>3,805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96_height_200.hevc/mobile_cif_b_tiles_ctu_64_width_296_height_200.hevc</text:p>
          </table:table-cell>
          <table:table-cell table:style-name="ce2" office:value-type="float" office:value="57094" calcext:value-type="float">
            <text:p>57094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24] * 8)/([.F124]/[.E124])" office:value-type="float" office:value="3806266.66666667" calcext:value-type="float">
            <text:p>3,806,2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12_height_200.hevc/mobile_cif_b_tiles_ctu_64_width_312_height_200.hevc</text:p>
          </table:table-cell>
          <table:table-cell table:style-name="ce2" office:value-type="float" office:value="57140" calcext:value-type="float">
            <text:p>57140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25] * 8)/([.F125]/[.E125])" office:value-type="float" office:value="3809333.33333333" calcext:value-type="float">
            <text:p>3,809,3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0_height_208.hevc/mobile_cif_b_tiles_ctu_64_width_280_height_208.hevc</text:p>
          </table:table-cell>
          <table:table-cell table:style-name="ce2" office:value-type="float" office:value="57152" calcext:value-type="float">
            <text:p>57152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26] * 8)/([.F126]/[.E126])" office:value-type="float" office:value="3810133.33333333" calcext:value-type="float">
            <text:p>3,810,1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80_height_208.hevc/mobile_cif_b_tiles_ctu_32_width_280_height_208.hevc</text:p>
          </table:table-cell>
          <table:table-cell table:style-name="ce2" office:value-type="float" office:value="57199" calcext:value-type="float">
            <text:p>5719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27] * 8)/([.F127]/[.E127])" office:value-type="float" office:value="3813266.66666667" calcext:value-type="float">
            <text:p>3,813,2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72_height_216.hevc/mobile_cif_b_tiles_ctu_32_width_272_height_216.hevc</text:p>
          </table:table-cell>
          <table:table-cell table:style-name="ce2" office:value-type="float" office:value="57464" calcext:value-type="float">
            <text:p>57464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28] * 8)/([.F128]/[.E128])" office:value-type="float" office:value="3830933.33333333" calcext:value-type="float">
            <text:p>3,830,9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96_height_208.hevc/mobile_cif_b_tiles_ctu_64_width_296_height_208.hevc</text:p>
          </table:table-cell>
          <table:table-cell table:style-name="ce2" office:value-type="float" office:value="57485" calcext:value-type="float">
            <text:p>57485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29] * 8)/([.F129]/[.E129])" office:value-type="float" office:value="3832333.33333333" calcext:value-type="float">
            <text:p>3,832,3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04_height_200.hevc/mobile_cif_b_tiles_ctu_64_width_304_height_200.hevc</text:p>
          </table:table-cell>
          <table:table-cell table:style-name="ce2" office:value-type="float" office:value="57507" calcext:value-type="float">
            <text:p>57507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30] * 8)/([.F130]/[.E130])" office:value-type="float" office:value="3833800" calcext:value-type="float">
            <text:p>3,833,8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8_height_208.hevc/mobile_cif_b_tiles_ctu_64_width_288_height_208.hevc</text:p>
          </table:table-cell>
          <table:table-cell table:style-name="ce2" office:value-type="float" office:value="57578" calcext:value-type="float">
            <text:p>57578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31] * 8)/([.F131]/[.E131])" office:value-type="float" office:value="3838533.33333333" calcext:value-type="float">
            <text:p>3,838,5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64_height_240.hevc/mobile_cif_b_tiles_ctu_64_width_264_height_240.hevc</text:p>
          </table:table-cell>
          <table:table-cell table:style-name="ce2" office:value-type="float" office:value="57601" calcext:value-type="float">
            <text:p>57601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32] * 8)/([.F132]/[.E132])" office:value-type="float" office:value="3840066.66666667" calcext:value-type="float">
            <text:p>3,840,0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72_height_216.hevc/mobile_cif_b_tiles_ctu_64_width_272_height_216.hevc</text:p>
          </table:table-cell>
          <table:table-cell table:style-name="ce2" office:value-type="float" office:value="57622" calcext:value-type="float">
            <text:p>57622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33] * 8)/([.F133]/[.E133])" office:value-type="float" office:value="3841466.66666667" calcext:value-type="float">
            <text:p>3,841,4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56_height_232.hevc/mobile_cif_b_tiles_ctu_64_width_256_height_232.hevc</text:p>
          </table:table-cell>
          <table:table-cell table:style-name="ce2" office:value-type="float" office:value="57678" calcext:value-type="float">
            <text:p>5767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34] * 8)/([.F134]/[.E134])" office:value-type="float" office:value="3845200" calcext:value-type="float">
            <text:p>3,845,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12_height_208.hevc/mobile_cif_b_tiles_ctu_64_width_312_height_208.hevc</text:p>
          </table:table-cell>
          <table:table-cell table:style-name="ce2" office:value-type="float" office:value="57744" calcext:value-type="float">
            <text:p>57744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35] * 8)/([.F135]/[.E135])" office:value-type="float" office:value="3849600" calcext:value-type="float">
            <text:p>3,849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0_height_216.hevc/mobile_cif_b_tiles_ctu_64_width_280_height_216.hevc</text:p>
          </table:table-cell>
          <table:table-cell table:style-name="ce2" office:value-type="float" office:value="57877" calcext:value-type="float">
            <text:p>5787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36] * 8)/([.F136]/[.E136])" office:value-type="float" office:value="3858466.66666667" calcext:value-type="float">
            <text:p>3,858,4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32_width_280_height_216.hevc/mobile_cif_b_tiles_ctu_32_width_280_height_216.hevc</text:p>
          </table:table-cell>
          <table:table-cell table:style-name="ce2" office:value-type="float" office:value="57878" calcext:value-type="float">
            <text:p>5787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37] * 8)/([.F137]/[.E137])" office:value-type="float" office:value="3858533.33333333" calcext:value-type="float">
            <text:p>3,858,5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8_height_216.hevc/mobile_cif_b_tiles_ctu_64_width_288_height_216.hevc</text:p>
          </table:table-cell>
          <table:table-cell table:style-name="ce2" office:value-type="float" office:value="57929" calcext:value-type="float">
            <text:p>57929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38] * 8)/([.F138]/[.E138])" office:value-type="float" office:value="3861933.33333333" calcext:value-type="float">
            <text:p>3,861,9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04_height_208.hevc/mobile_cif_b_tiles_ctu_64_width_304_height_208.hevc</text:p>
          </table:table-cell>
          <table:table-cell table:style-name="ce2" office:value-type="float" office:value="58073" calcext:value-type="float">
            <text:p>5807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39] * 8)/([.F139]/[.E139])" office:value-type="float" office:value="3871533.33333333" calcext:value-type="float">
            <text:p>3,871,5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72_height_224.hevc/mobile_cif_b_tiles_ctu_64_width_272_height_224.hevc</text:p>
          </table:table-cell>
          <table:table-cell table:style-name="ce2" office:value-type="float" office:value="58083" calcext:value-type="float">
            <text:p>58083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40] * 8)/([.F140]/[.E140])" office:value-type="float" office:value="3872200" calcext:value-type="float">
            <text:p>3,872,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56_height_240.hevc/mobile_cif_b_tiles_ctu_64_width_256_height_240.hevc</text:p>
          </table:table-cell>
          <table:table-cell table:style-name="ce2" office:value-type="float" office:value="58119" calcext:value-type="float">
            <text:p>58119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41] * 8)/([.F141]/[.E141])" office:value-type="float" office:value="3874600" calcext:value-type="float">
            <text:p>3,874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96_height_216.hevc/mobile_cif_b_tiles_ctu_64_width_296_height_216.hevc</text:p>
          </table:table-cell>
          <table:table-cell table:style-name="ce2" office:value-type="float" office:value="58208" calcext:value-type="float">
            <text:p>58208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42] * 8)/([.F142]/[.E142])" office:value-type="float" office:value="3880533.33333333" calcext:value-type="float">
            <text:p>3,880,5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64_height_248.hevc/mobile_cif_b_tiles_ctu_64_width_264_height_248.hevc</text:p>
          </table:table-cell>
          <table:table-cell table:style-name="ce2" office:value-type="float" office:value="58279" calcext:value-type="float">
            <text:p>5827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43] * 8)/([.F143]/[.E143])" office:value-type="float" office:value="3885266.66666667" calcext:value-type="float">
            <text:p>3,885,2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72_height_232.hevc/mobile_cif_b_tiles_ctu_64_width_272_height_232.hevc</text:p>
          </table:table-cell>
          <table:table-cell table:style-name="ce2" office:value-type="float" office:value="58602" calcext:value-type="float">
            <text:p>58602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44] * 8)/([.F144]/[.E144])" office:value-type="float" office:value="3906800" calcext:value-type="float">
            <text:p>3,906,8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0_height_224.hevc/mobile_cif_b_tiles_ctu_64_width_280_height_224.hevc</text:p>
          </table:table-cell>
          <table:table-cell table:style-name="ce2" office:value-type="float" office:value="58637" calcext:value-type="float">
            <text:p>5863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45] * 8)/([.F145]/[.E145])" office:value-type="float" office:value="3909133.33333333" calcext:value-type="float">
            <text:p>3,909,1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56_height_248.hevc/mobile_cif_b_tiles_ctu_64_width_256_height_248.hevc</text:p>
          </table:table-cell>
          <table:table-cell table:style-name="ce2" office:value-type="float" office:value="58668" calcext:value-type="float">
            <text:p>5866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46] * 8)/([.F146]/[.E146])" office:value-type="float" office:value="3911200" calcext:value-type="float">
            <text:p>3,911,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04_height_216.hevc/mobile_cif_b_tiles_ctu_64_width_304_height_216.hevc</text:p>
          </table:table-cell>
          <table:table-cell table:style-name="ce2" office:value-type="float" office:value="58702" calcext:value-type="float">
            <text:p>58702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47] * 8)/([.F147]/[.E147])" office:value-type="float" office:value="3913466.66666667" calcext:value-type="float">
            <text:p>3,913,4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8_height_224.hevc/mobile_cif_b_tiles_ctu_64_width_288_height_224.hevc</text:p>
          </table:table-cell>
          <table:table-cell table:style-name="ce2" office:value-type="float" office:value="58727" calcext:value-type="float">
            <text:p>58727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48] * 8)/([.F148]/[.E148])" office:value-type="float" office:value="3915133.33333333" calcext:value-type="float">
            <text:p>3,915,1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12_height_216.hevc/mobile_cif_b_tiles_ctu_64_width_312_height_216.hevc</text:p>
          </table:table-cell>
          <table:table-cell table:style-name="ce2" office:value-type="float" office:value="58888" calcext:value-type="float">
            <text:p>58888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49] * 8)/([.F149]/[.E149])" office:value-type="float" office:value="3925866.66666667" calcext:value-type="float">
            <text:p>3,925,8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96_height_224.hevc/mobile_cif_b_tiles_ctu_64_width_296_height_224.hevc</text:p>
          </table:table-cell>
          <table:table-cell table:style-name="ce2" office:value-type="float" office:value="58930" calcext:value-type="float">
            <text:p>58930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50] * 8)/([.F150]/[.E150])" office:value-type="float" office:value="3928666.66666667" calcext:value-type="float">
            <text:p>3,928,6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72_height_240.hevc/mobile_cif_b_tiles_ctu_64_width_272_height_240.hevc</text:p>
          </table:table-cell>
          <table:table-cell table:style-name="ce2" office:value-type="float" office:value="59213" calcext:value-type="float">
            <text:p>59213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51] * 8)/([.F151]/[.E151])" office:value-type="float" office:value="3947533.33333333" calcext:value-type="float">
            <text:p>3,947,5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0_height_232.hevc/mobile_cif_b_tiles_ctu_64_width_280_height_232.hevc</text:p>
          </table:table-cell>
          <table:table-cell table:style-name="ce2" office:value-type="float" office:value="59225" calcext:value-type="float">
            <text:p>5922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52] * 8)/([.F152]/[.E152])" office:value-type="float" office:value="3948333.33333333" calcext:value-type="float">
            <text:p>3,948,3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8_height_232.hevc/mobile_cif_b_tiles_ctu_64_width_288_height_232.hevc</text:p>
          </table:table-cell>
          <table:table-cell table:style-name="ce2" office:value-type="float" office:value="59374" calcext:value-type="float">
            <text:p>59374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53] * 8)/([.F153]/[.E153])" office:value-type="float" office:value="3958266.66666667" calcext:value-type="float">
            <text:p>3,958,2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0_height_240.hevc/mobile_cif_b_tiles_ctu_64_width_280_height_240.hevc</text:p>
          </table:table-cell>
          <table:table-cell table:style-name="ce2" office:value-type="float" office:value="60095" calcext:value-type="float">
            <text:p>60095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54] * 8)/([.F154]/[.E154])" office:value-type="float" office:value="4006333.33333333" calcext:value-type="float">
            <text:p>4,006,3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72_height_248.hevc/mobile_cif_b_tiles_ctu_64_width_272_height_248.hevc</text:p>
          </table:table-cell>
          <table:table-cell table:style-name="ce2" office:value-type="float" office:value="60213" calcext:value-type="float">
            <text:p>60213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55] * 8)/([.F155]/[.E155])" office:value-type="float" office:value="4014200" calcext:value-type="float">
            <text:p>4,014,2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04_height_224.hevc/mobile_cif_b_tiles_ctu_64_width_304_height_224.hevc</text:p>
          </table:table-cell>
          <table:table-cell table:style-name="ce2" office:value-type="float" office:value="60402" calcext:value-type="float">
            <text:p>60402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56] * 8)/([.F156]/[.E156])" office:value-type="float" office:value="4026800" calcext:value-type="float">
            <text:p>4,026,8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p_ipcm.hevc/mobile_qcif_p_ipcm.hevc</text:p>
          </table:table-cell>
          <table:table-cell table:style-name="ce2" office:value-type="float" office:value="181549" calcext:value-type="float">
            <text:p>181549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57] * 8)/([.F157]/[.E157])" office:value-type="float" office:value="4034422.22222222" calcext:value-type="float">
            <text:p>4,034,4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96_height_232.hevc/mobile_cif_b_tiles_ctu_64_width_296_height_232.hevc</text:p>
          </table:table-cell>
          <table:table-cell table:style-name="ce2" office:value-type="float" office:value="61198" calcext:value-type="float">
            <text:p>61198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58] * 8)/([.F158]/[.E158])" office:value-type="float" office:value="4079866.66666667" calcext:value-type="float">
            <text:p>4,079,8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12_height_224.hevc/mobile_cif_b_tiles_ctu_64_width_312_height_224.hevc</text:p>
          </table:table-cell>
          <table:table-cell table:style-name="ce2" office:value-type="float" office:value="61840" calcext:value-type="float">
            <text:p>61840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59] * 8)/([.F159]/[.E159])" office:value-type="float" office:value="4122666.66666667" calcext:value-type="float">
            <text:p>4,122,6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8_height_240.hevc/mobile_cif_b_tiles_ctu_64_width_288_height_240.hevc</text:p>
          </table:table-cell>
          <table:table-cell table:style-name="ce2" office:value-type="float" office:value="62002" calcext:value-type="float">
            <text:p>62002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60] * 8)/([.F160]/[.E160])" office:value-type="float" office:value="4133466.66666667" calcext:value-type="float">
            <text:p>4,133,4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0_height_248.hevc/mobile_cif_b_tiles_ctu_64_width_280_height_248.hevc</text:p>
          </table:table-cell>
          <table:table-cell table:style-name="ce2" office:value-type="float" office:value="62716" calcext:value-type="float">
            <text:p>62716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61] * 8)/([.F161]/[.E161])" office:value-type="float" office:value="4181066.66666667" calcext:value-type="float">
            <text:p>4,181,0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ef_video.hevc</text:p>
          </table:table-cell>
          <table:table-cell table:style-name="ce2" office:value-type="float" office:value="230686720" calcext:value-type="float">
            <text:p>23068672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40" calcext:value-type="float">
            <text:p>1040</text:p>
          </table:table-cell>
          <table:table-cell table:style-name="ce2" office:value-type="float" office:value="23.97" calcext:value-type="float">
            <text:p>23.97</text:p>
          </table:table-cell>
          <table:table-cell table:style-name="ce2" office:value-type="float" office:value="10549" calcext:value-type="float">
            <text:p>1054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62] * 8)/([.F162]/[.E162])" office:value-type="float" office:value="4193429.27549531" calcext:value-type="float">
            <text:p>4,193,42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04_height_232.hevc/mobile_cif_b_tiles_ctu_64_width_304_height_232.hevc</text:p>
          </table:table-cell>
          <table:table-cell table:style-name="ce2" office:value-type="float" office:value="63519" calcext:value-type="float">
            <text:p>63519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63] * 8)/([.F163]/[.E163])" office:value-type="float" office:value="4234600" calcext:value-type="float">
            <text:p>4,234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96_height_240.hevc/mobile_cif_b_tiles_ctu_64_width_296_height_240.hevc</text:p>
          </table:table-cell>
          <table:table-cell table:style-name="ce2" office:value-type="float" office:value="64137" calcext:value-type="float">
            <text:p>64137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64] * 8)/([.F164]/[.E164])" office:value-type="float" office:value="4275800" calcext:value-type="float">
            <text:p>4,275,8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88_height_248.hevc/mobile_cif_b_tiles_ctu_64_width_288_height_248.hevc</text:p>
          </table:table-cell>
          <table:table-cell table:style-name="ce2" office:value-type="float" office:value="65011" calcext:value-type="float">
            <text:p>65011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65] * 8)/([.F165]/[.E165])" office:value-type="float" office:value="4334066.66666667" calcext:value-type="float">
            <text:p>4,334,0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12_height_232.hevc/mobile_cif_b_tiles_ctu_64_width_312_height_232.hevc</text:p>
          </table:table-cell>
          <table:table-cell table:style-name="ce2" office:value-type="float" office:value="65261" calcext:value-type="float">
            <text:p>65261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66] * 8)/([.F166]/[.E166])" office:value-type="float" office:value="4350733.33333333" calcext:value-type="float">
            <text:p>4,350,7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04_height_240.hevc/mobile_cif_b_tiles_ctu_64_width_304_height_240.hevc</text:p>
          </table:table-cell>
          <table:table-cell table:style-name="ce2" office:value-type="float" office:value="66489" calcext:value-type="float">
            <text:p>66489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67] * 8)/([.F167]/[.E167])" office:value-type="float" office:value="4432600" calcext:value-type="float">
            <text:p>4,432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mignons_video.hevc</text:p>
          </table:table-cell>
          <table:table-cell table:style-name="ce2" office:value-type="float" office:value="140138431" calcext:value-type="float">
            <text:p>140138431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281" calcext:value-type="float">
            <text:p>6281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68] * 8)/([.F168]/[.E168])" office:value-type="float" office:value="4462296.79987263" calcext:value-type="float">
            <text:p>4,462,29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296_height_248.hevc/mobile_cif_b_tiles_ctu_64_width_296_height_248.hevc</text:p>
          </table:table-cell>
          <table:table-cell table:style-name="ce2" office:value-type="float" office:value="67099" calcext:value-type="float">
            <text:p>67099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69] * 8)/([.F169]/[.E169])" office:value-type="float" office:value="4473266.66666667" calcext:value-type="float">
            <text:p>4,473,2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12_height_240.hevc/mobile_cif_b_tiles_ctu_64_width_312_height_240.hevc</text:p>
          </table:table-cell>
          <table:table-cell table:style-name="ce2" office:value-type="float" office:value="67843" calcext:value-type="float">
            <text:p>67843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70] * 8)/([.F170]/[.E170])" office:value-type="float" office:value="4522866.66666667" calcext:value-type="float">
            <text:p>4,522,8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1080p30_4M_peak_cut_1179_1200.hevc/1080p30_4M_peak_cut_1179_1200.hevc</text:p>
          </table:table-cell>
          <table:table-cell table:style-name="ce2" office:value-type="float" office:value="500338" calcext:value-type="float">
            <text:p>500338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71] * 8)/([.F171]/[.E171])" office:value-type="float" office:value="4548527.27272727" calcext:value-type="float">
            <text:p>4,548,52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04_height_248.hevc/mobile_cif_b_tiles_ctu_64_width_304_height_248.hevc</text:p>
          </table:table-cell>
          <table:table-cell table:style-name="ce2" office:value-type="float" office:value="68953" calcext:value-type="float">
            <text:p>6895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72] * 8)/([.F172]/[.E172])" office:value-type="float" office:value="4596866.66666667" calcext:value-type="float">
            <text:p>4,596,8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slices_incomplete_ctu.hevc/mobile_cif_b_tiles_slices_incomplete_ctu.hevc</text:p>
          </table:table-cell>
          <table:table-cell table:style-name="ce2" office:value-type="float" office:value="69399" calcext:value-type="float">
            <text:p>69399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73] * 8)/([.F173]/[.E173])" office:value-type="float" office:value="4626600" calcext:value-type="float">
            <text:p>4,626,6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cif_b_tiles_ctu_64_width_312_height_248.hevc/mobile_cif_b_tiles_ctu_64_width_312_height_248.hevc</text:p>
          </table:table-cell>
          <table:table-cell table:style-name="ce2" office:value-type="float" office:value="70375" calcext:value-type="float">
            <text:p>70375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74] * 8)/([.F174]/[.E174])" office:value-type="float" office:value="4691666.66666667" calcext:value-type="float">
            <text:p>4,691,6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kotonoha_video.hevc</text:p>
          </table:table-cell>
          <table:table-cell table:style-name="ce2" office:value-type="float" office:value="1588982044" calcext:value-type="float">
            <text:p>1588982044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6187" calcext:value-type="float">
            <text:p>66187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175] * 8)/([.F175]/[.E175])" office:value-type="float" office:value="4801492.87322284" calcext:value-type="float">
            <text:p>4,801,49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tiles_ctb32_cropp24_ipcm.hevc/mobile_qcif_b_tiles_ctb32_cropp24_ipcm.hevc</text:p>
          </table:table-cell>
          <table:table-cell table:style-name="ce2" office:value-type="float" office:value="220088" calcext:value-type="float">
            <text:p>22008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76] * 8)/([.F176]/[.E176])" office:value-type="float" office:value="4890844.44444445" calcext:value-type="float">
            <text:p>4,890,84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envivio/1080p30_6M.hevc/1080p30_6M.hevc</text:p>
          </table:table-cell>
          <table:table-cell table:style-name="ce2" office:value-type="float" office:value="42317276" calcext:value-type="float">
            <text:p>42317276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91" calcext:value-type="float">
            <text:p>1691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77] * 8)/([.F177]/[.E177])" office:value-type="float" office:value="5005000.11827321" calcext:value-type="float">
            <text:p>5,005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envivio/1080p60_12M.hevc/1080p60_12M.hevc</text:p>
          </table:table-cell>
          <table:table-cell table:style-name="ce2" office:value-type="float" office:value="84756960" calcext:value-type="float">
            <text:p>84756960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82" calcext:value-type="float">
            <text:p>338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78] * 8)/([.F178]/[.E178])" office:value-type="float" office:value="5012238.91188646" calcext:value-type="float">
            <text:p>5,012,2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tiles_ctb16_cropp8_ipcm.hevc/mobile_qcif_b_tiles_ctb16_cropp8_ipcm.hevc</text:p>
          </table:table-cell>
          <table:table-cell table:style-name="ce2" office:value-type="float" office:value="265637" calcext:value-type="float">
            <text:p>26563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79] * 8)/([.F179]/[.E179])" office:value-type="float" office:value="5903044.44444445" calcext:value-type="float">
            <text:p>5,903,04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dware/mobile_qcif_b_tiles_ctb32_cropp8_ipcm.hevc/mobile_qcif_b_tiles_ctb32_cropp8_ipcm.hevc</text:p>
          </table:table-cell>
          <table:table-cell table:style-name="ce2" office:value-type="float" office:value="265742" calcext:value-type="float">
            <text:p>265742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80] * 8)/([.F180]/[.E180])" office:value-type="float" office:value="5905377.77777778" calcext:value-type="float">
            <text:p>5,905,37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Myanmar-HEVC_20Mbps_1920x1080p60_peak_cut_23400_23474.hevc/Myanmar-HEVC_20Mbps_1920x1080p60_peak_cut_23400_23474.hevc</text:p>
          </table:table-cell>
          <table:table-cell table:style-name="ce2" office:value-type="float" office:value="2776366" calcext:value-type="float">
            <text:p>2776366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81] * 8)/([.F181]/[.E181])" office:value-type="float" office:value="7403642.66666667" calcext:value-type="float">
            <text:p>7,403,64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Myanmar-HEVC_20Mbps_1920x1080p60_window_cut_3840_3949.hevc/Myanmar-HEVC_20Mbps_1920x1080p60_window_cut_3840_3949.hevc</text:p>
          </table:table-cell>
          <table:table-cell table:style-name="ce2" office:value-type="float" office:value="4214517" calcext:value-type="float">
            <text:p>4214517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82] * 8)/([.F182]/[.E182])" office:value-type="float" office:value="7662758.18181818" calcext:value-type="float">
            <text:p>7,662,75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Myanmar-HEVC_20Mbps_1920x1080p60_window_cut_4680_4793.hevc/Myanmar-HEVC_20Mbps_1920x1080p60_window_cut_4680_4793.hevc</text:p>
          </table:table-cell>
          <table:table-cell table:style-name="ce2" office:value-type="float" office:value="4500653" calcext:value-type="float">
            <text:p>4500653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83] * 8)/([.F183]/[.E183])" office:value-type="float" office:value="7895882.45614035" calcext:value-type="float">
            <text:p>7,895,88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Timbers_4Kp60_ProRes_hevc_8mbps_cbr_8bit_1080p.hevc</text:p>
          </table:table-cell>
          <table:table-cell table:style-name="ce2" office:value-type="float" office:value="257358299" calcext:value-type="float">
            <text:p>257358299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15438" calcext:value-type="float">
            <text:p>15438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84] * 8)/([.F184]/[.E184])" office:value-type="float" office:value="7993810.82630393" calcext:value-type="float">
            <text:p>7,993,8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Myanmar-HEVC_20Mbps_1920x1080p60_peak_cut_10680_10787.hevc/Myanmar-HEVC_20Mbps_1920x1080p60_peak_cut_10680_10787.hevc</text:p>
          </table:table-cell>
          <table:table-cell table:style-name="ce2" office:value-type="float" office:value="4335004" calcext:value-type="float">
            <text:p>4335004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85] * 8)/([.F185]/[.E185])" office:value-type="float" office:value="8027785.18518518" calcext:value-type="float">
            <text:p>8,027,78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Myanmar-HEVC_20Mbps_1920x1080p60.hevc/Myanmar-HEVC_20Mbps_1920x1080p60.hevc</text:p>
          </table:table-cell>
          <table:table-cell table:style-name="ce2" office:value-type="float" office:value="1328275309" calcext:value-type="float">
            <text:p>1328275309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2463" calcext:value-type="float">
            <text:p>3246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86] * 8)/([.F186]/[.E186])" office:value-type="float" office:value="8183318.29467394" calcext:value-type="float">
            <text:p>8,183,31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envivio/1080p30_10M.hevc/1080p30_10M.hevc</text:p>
          </table:table-cell>
          <table:table-cell table:style-name="ce2" office:value-type="float" office:value="70528793" calcext:value-type="float">
            <text:p>70528793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91" calcext:value-type="float">
            <text:p>1691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87] * 8)/([.F187]/[.E187])" office:value-type="float" office:value="8341666.82436428" calcext:value-type="float">
            <text:p>8,341,66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Myanmar-HEVC_20Mbps_1920x1080p60_peak_cut_8880_8950.hevc/Myanmar-HEVC_20Mbps_1920x1080p60_peak_cut_8880_8950.hevc</text:p>
          </table:table-cell>
          <table:table-cell table:style-name="ce2" office:value-type="float" office:value="3125597" calcext:value-type="float">
            <text:p>3125597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88] * 8)/([.F188]/[.E188])" office:value-type="float" office:value="8804498.5915493" calcext:value-type="float">
            <text:p>8,804,4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Myanmar-HEVC_20Mbps_1920x1080p60_peak_cut_2520_2596.hevc/Myanmar-HEVC_20Mbps_1920x1080p60_peak_cut_2520_2596.hevc</text:p>
          </table:table-cell>
          <table:table-cell table:style-name="ce2" office:value-type="float" office:value="3440849" calcext:value-type="float">
            <text:p>3440849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89] * 8)/([.F189]/[.E189])" office:value-type="float" office:value="8937270.12987013" calcext:value-type="float">
            <text:p>8,937,27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Myanmar-HEVC_20Mbps_1920x1080p60_window_cut_4680_4832.hevc/Myanmar-HEVC_20Mbps_1920x1080p60_window_cut_4680_4832.hevc</text:p>
          </table:table-cell>
          <table:table-cell table:style-name="ce2" office:value-type="float" office:value="7957812" calcext:value-type="float">
            <text:p>795781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90] * 8)/([.F190]/[.E190])" office:value-type="float" office:value="10402368.627451" calcext:value-type="float">
            <text:p>10,402,36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Myanmar-HEVC_20Mbps_1920x1080p60_window_cut_4680_4834.hevc/Myanmar-HEVC_20Mbps_1920x1080p60_window_cut_4680_4834.hevc</text:p>
          </table:table-cell>
          <table:table-cell table:style-name="ce2" office:value-type="float" office:value="8283928" calcext:value-type="float">
            <text:p>8283928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91] * 8)/([.F191]/[.E191])" office:value-type="float" office:value="10688939.3548387" calcext:value-type="float">
            <text:p>10,688,9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Myanmar-HEVC_20Mbps_1920x1080p60_window_cut_4680_4833.hevc/Myanmar-HEVC_20Mbps_1920x1080p60_window_cut_4680_4833.hevc</text:p>
          </table:table-cell>
          <table:table-cell table:style-name="ce2" office:value-type="float" office:value="8250018" calcext:value-type="float">
            <text:p>8250018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92] * 8)/([.F192]/[.E192])" office:value-type="float" office:value="10714309.0909091" calcext:value-type="float">
            <text:p>10,714,30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test.hevc</text:p>
          </table:table-cell>
          <table:table-cell table:style-name="ce2" office:value-type="float" office:value="5423104" calcext:value-type="float">
            <text:p>5423104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193] * 8)/([.F193]/[.E193])" office:value-type="float" office:value="11317782.2608696" calcext:value-type="float">
            <text:p>11,317,78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envivio/BodyPainting4K_12M.hevc/BodyPainting4K_12M.hevc</text:p>
          </table:table-cell>
          <table:table-cell table:style-name="ce2" office:value-type="float" office:value="290520001" calcext:value-type="float">
            <text:p>29052000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842" calcext:value-type="float">
            <text:p>484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94] * 8)/([.F194]/[.E194])" office:value-type="float" office:value="12000000.0413052" calcext:value-type="float">
            <text:p>12,00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HEVCXpress_12Mbps_3840x2160_Demo_Src_3840x2160x25fps_duck_avc_1.hevc/HEVCXpress_12Mbps_3840x2160_Demo_Src_3840x2160x25fps_duck_avc_1.hevc</text:p>
          </table:table-cell>
          <table:table-cell table:style-name="ce2" office:value-type="float" office:value="63120832" calcext:value-type="float">
            <text:p>63120832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49" calcext:value-type="float">
            <text:p>104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95] * 8)/([.F195]/[.E195])" office:value-type="float" office:value="12034477.0257388" calcext:value-type="float">
            <text:p>12,034,47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2312x648_ctu64_8bit_110slice_tile256x64_32qp.hevc/stress_test_ctu64_8bit.hevc</text:p>
          </table:table-cell>
          <table:table-cell table:style-name="ce2" office:value-type="float" office:value="689278" calcext:value-type="float">
            <text:p>689278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96] * 8)/([.F196]/[.E196])" office:value-type="float" office:value="13785560" calcext:value-type="float">
            <text:p>13,785,5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Astra.SES.Demo.HEVC.hevc/Astra.SES.Demo.HEVC.hevc</text:p>
          </table:table-cell>
          <table:table-cell table:style-name="ce2" office:value-type="float" office:value="1439108620" calcext:value-type="float">
            <text:p>143910862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652" calcext:value-type="float">
            <text:p>36652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197] * 8)/([.F197]/[.E197])" office:value-type="float" office:value="15705649.0232457" calcext:value-type="float">
            <text:p>15,705,64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interop20140718/BirdsofPrey_UHDp30_8bit.hevc/BirdsofPrey_UHDp30_8bit.hevc</text:p>
          </table:table-cell>
          <table:table-cell table:style-name="ce2" office:value-type="float" office:value="168831535" calcext:value-type="float">
            <text:p>168831535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58" calcext:value-type="float">
            <text:p>2558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98] * 8)/([.F198]/[.E198])" office:value-type="float" office:value="15840331.6653636" calcext:value-type="float">
            <text:p>15,840,33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interop20140718/BirdsofPrey_UHDp60_8bit.hevc/BirdsofPrey_UHDp60_8bit.hevc</text:p>
          </table:table-cell>
          <table:table-cell table:style-name="ce2" office:value-type="float" office:value="169466149" calcext:value-type="float">
            <text:p>169466149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5110" calcext:value-type="float">
            <text:p>51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199] * 8)/([.F199]/[.E199])" office:value-type="float" office:value="15902623.8294481" calcext:value-type="float">
            <text:p>15,902,62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BirdsOfPrey-p5994-dpxtoffprores3_Xpress_47175_HEVC_3840x2160_FRC-p60top30_20Mbps_main50_GOPip.hevc/BirdsOfPrey-p5994-dpxtoffprores3_Xpress_47175_HEVC_3840x2160_FRC-p60top30_20Mbps_main50_GOPip.hevc</text:p>
          </table:table-cell>
          <table:table-cell table:style-name="ce2" office:value-type="float" office:value="1310181956" calcext:value-type="float">
            <text:p>1310181956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920" calcext:value-type="float">
            <text:p>1592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00] * 8)/([.F200]/[.E200])" office:value-type="float" office:value="16459572.3115578" calcext:value-type="float">
            <text:p>16,459,57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ANTARCTICA-corrupted.hevc</text:p>
          </table:table-cell>
          <table:table-cell table:style-name="ce2" office:value-type="float" office:value="33305627" calcext:value-type="float">
            <text:p>33305627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964" calcext:value-type="float">
            <text:p>964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01] * 8)/([.F201]/[.E201])" office:value-type="float" office:value="16567130.9741079" calcext:value-type="float">
            <text:p>16,567,13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2312x648_ctu32_8bit_110slice_tile256x64_32qp.hevc/stress_test_ctu64_8bit.hevc</text:p>
          </table:table-cell>
          <table:table-cell table:style-name="ce2" office:value-type="float" office:value="251564" calcext:value-type="float">
            <text:p>251564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02] * 8)/([.F202]/[.E202])" office:value-type="float" office:value="16770933.3333333" calcext:value-type="float">
            <text:p>16,770,9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Shut.hevc/Shut.hevc</text:p>
          </table:table-cell>
          <table:table-cell table:style-name="ce2" office:value-type="float" office:value="470434670" calcext:value-type="float">
            <text:p>47043467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101" calcext:value-type="float">
            <text:p>11101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03] * 8)/([.F203]/[.E203])" office:value-type="float" office:value="16951073.5969732" calcext:value-type="float">
            <text:p>16,951,07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Numericable_MCS_UltraHD.hevc/Numericable_MCS_UltraHD.hevc</text:p>
          </table:table-cell>
          <table:table-cell table:style-name="ce2" office:value-type="float" office:value="504959336" calcext:value-type="float">
            <text:p>504959336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625" calcext:value-type="float">
            <text:p>11625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04] * 8)/([.F204]/[.E204])" office:value-type="float" office:value="17374944.8946237" calcext:value-type="float">
            <text:p>17,374,94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Numericable_test_cable_isp.hevc/Numericable_test_cable_isp.hevc</text:p>
          </table:table-cell>
          <table:table-cell table:style-name="ce2" office:value-type="float" office:value="122648736" calcext:value-type="float">
            <text:p>122648736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16" calcext:value-type="float">
            <text:p>2816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05] * 8)/([.F205]/[.E205])" office:value-type="float" office:value="17421695.4545455" calcext:value-type="float">
            <text:p>17,421,69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electra_x3_20150629/UHD_HEVC_p2997_18Mbps_10bit_2min.mpg/UHD_HEVC_p2997_18Mbps_10bit_2min.hevc</text:p>
          </table:table-cell>
          <table:table-cell table:style-name="ce4" office:value-type="float" office:value="268901702" calcext:value-type="float">
            <text:p>268901702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3630" calcext:value-type="float">
            <text:p>363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06] * 8)/([.F206]/[.E206])" office:value-type="float" office:value="17760846.3006942" calcext:value-type="float">
            <text:p>17,760,84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electra_x3_20150629/UHD_HEVC_p5994_18Mbps_10bit_2min.mpg/UHD_HEVC_p5994_18Mbps_10bit_2min.hevc</text:p>
          </table:table-cell>
          <table:table-cell table:style-name="ce2" office:value-type="float" office:value="268943590" calcext:value-type="float">
            <text:p>26894359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7255" calcext:value-type="float">
            <text:p>7255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07] * 8)/([.F207]/[.E207])" office:value-type="float" office:value="17775855.3103791" calcext:value-type="float">
            <text:p>17,775,85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electra_x3_20150629/UHD_HEVC_p5994_18Mbps_8bit_2min.mpg/UHD_HEVC_p5994_18Mbps_8bit_2min.hevc</text:p>
          </table:table-cell>
          <table:table-cell table:style-name="ce2" office:value-type="float" office:value="268374610" calcext:value-type="float">
            <text:p>26837461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7209" calcext:value-type="float">
            <text:p>720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08] * 8)/([.F208]/[.E208])" office:value-type="float" office:value="17851434.7325843" calcext:value-type="float">
            <text:p>17,851,43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electra_x3_20150629/UHD_HEVC_p2997_18Mbps_8bit_2min.mpg/UHD_HEVC_p2997_18Mbps_8bit_2min.hevc</text:p>
          </table:table-cell>
          <table:table-cell table:style-name="ce2" office:value-type="float" office:value="267772280" calcext:value-type="float">
            <text:p>26777228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3586" calcext:value-type="float">
            <text:p>3586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09] * 8)/([.F209]/[.E209])" office:value-type="float" office:value="17903257.6276631" calcext:value-type="float">
            <text:p>17,903,25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electra_x3_20150629/UHD_HEVC_p50_18Mbps_10bit_2min.mpg/UHD_HEVC_p50_18Mbps_10bit_2min.hevc</text:p>
          </table:table-cell>
          <table:table-cell table:style-name="ce2" office:value-type="float" office:value="268437172" calcext:value-type="float">
            <text:p>268437172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992" calcext:value-type="float">
            <text:p>5992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10] * 8)/([.F210]/[.E210])" office:value-type="float" office:value="17919704.4058745" calcext:value-type="float">
            <text:p>17,919,70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Pearl-TV_UHD_teleshopping_.hevc/Pearl-TV_UHD_teleshopping_.hevc</text:p>
          </table:table-cell>
          <table:table-cell table:style-name="ce2" office:value-type="float" office:value="535471879" calcext:value-type="float">
            <text:p>535471879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921" calcext:value-type="float">
            <text:p>11921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11] * 8)/([.F211]/[.E211])" office:value-type="float" office:value="17967347.6721752" calcext:value-type="float">
            <text:p>17,967,34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electra_x3_20150629/UHD_HEVC_p25_18Mbps_10bit_2min.mpg/UHD_HEVC_p25_18Mbps_10bit_2min.hevc</text:p>
          </table:table-cell>
          <table:table-cell table:style-name="ce2" office:value-type="float" office:value="268106535" calcext:value-type="float">
            <text:p>268106535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83" calcext:value-type="float">
            <text:p>2983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12] * 8)/([.F212]/[.E212])" office:value-type="float" office:value="17975630.9084814" calcext:value-type="float">
            <text:p>17,975,63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electra_x3_20150629/UHD_HEVC_p25_18Mbps_8bit_2min.mpg/UHD_HEVC_p25_18Mbps_8bit_2min.hevc</text:p>
          </table:table-cell>
          <table:table-cell table:style-name="ce2" office:value-type="float" office:value="267343166" calcext:value-type="float">
            <text:p>267343166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947" calcext:value-type="float">
            <text:p>2947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13] * 8)/([.F213]/[.E213])" office:value-type="float" office:value="18143411.3335596" calcext:value-type="float">
            <text:p>18,143,4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stress_hw/stress_test_2312x648_ctu32_8bit_110slice_tile256x64_32qp.hevc/stress_test_ctu32_8bit.hevc</text:p>
          </table:table-cell>
          <table:table-cell table:style-name="ce2" office:value-type="float" office:value="925366" calcext:value-type="float">
            <text:p>925366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14] * 8)/([.F214]/[.E214])" office:value-type="float" office:value="18507320" calcext:value-type="float">
            <text:p>18,507,32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Insight_UHD.hevc/Insight_UHD.hevc</text:p>
          </table:table-cell>
          <table:table-cell table:style-name="ce2" office:value-type="float" office:value="548971726" calcext:value-type="float">
            <text:p>548971726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831" calcext:value-type="float">
            <text:p>11831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15] * 8)/([.F215]/[.E215])" office:value-type="float" office:value="18560450.5451779" calcext:value-type="float">
            <text:p>18,560,45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interop20140718/BirdsofPrey_UHDp50_8bit.hevc/BirdsofPrey_UHDp50_8bit.hevc</text:p>
          </table:table-cell>
          <table:table-cell table:style-name="ce2" office:value-type="float" office:value="449117621" calcext:value-type="float">
            <text:p>44911762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139" calcext:value-type="float">
            <text:p>913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16] * 8)/([.F216]/[.E216])" office:value-type="float" office:value="19657188.795273" calcext:value-type="float">
            <text:p>19,657,18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BirdsOfPrey-p5994-dpxtoffprores3_Xpress_47175_HEVC_3840x2160_FRC-p60top30_20Mbps_main50_GOPip_peak_cut_13980_14050.hevc/BirdsOfPrey-p5994-dpxtoffprores3_Xpress_47175_HEVC_3840x2160_FRC-p60top30_20Mbps_main50_GOPip_peak_cut_13980_14050.hevc</text:p>
          </table:table-cell>
          <table:table-cell table:style-name="ce2" office:value-type="float" office:value="7011298" calcext:value-type="float">
            <text:p>7011298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17] * 8)/([.F217]/[.E217])" office:value-type="float" office:value="19750135.2112676" calcext:value-type="float">
            <text:p>19,750,13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armonic/interop20140718/BirdsofPrey_UHDp25_8bit.hevc/BirdsofPrey_UHDp25_8bit.hevc</text:p>
          </table:table-cell>
          <table:table-cell table:style-name="ce2" office:value-type="float" office:value="452408623" calcext:value-type="float">
            <text:p>452408623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570" calcext:value-type="float">
            <text:p>457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18] * 8)/([.F218]/[.E218])" office:value-type="float" office:value="19799064.463895" calcext:value-type="float">
            <text:p>19,799,06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envivio/BodyPainting4K_20M.hevc/BodyPainting4K_20M.hevc</text:p>
          </table:table-cell>
          <table:table-cell table:style-name="ce2" office:value-type="float" office:value="484200001" calcext:value-type="float">
            <text:p>48420000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842" calcext:value-type="float">
            <text:p>484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19] * 8)/([.F219]/[.E219])" office:value-type="float" office:value="20000000.0413052" calcext:value-type="float">
            <text:p>20,00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TravelXP_4K_HDR_HLG.hevc/TravelXP_4K_HDR_HLG.hevc</text:p>
          </table:table-cell>
          <table:table-cell table:style-name="ce2" office:value-type="float" office:value="731292559" calcext:value-type="float">
            <text:p>731292559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618" calcext:value-type="float">
            <text:p>14618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20] * 8)/([.F220]/[.E220])" office:value-type="float" office:value="20010741.7977836" calcext:value-type="float">
            <text:p>20,010,74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Cymatic_Jazz_HLG_Astra_teststream.hevc/LG_Cymatic_Jazz_HLG_Astra_teststream.hevc</text:p>
          </table:table-cell>
          <table:table-cell table:style-name="ce2" office:value-type="float" office:value="751581456" calcext:value-type="float">
            <text:p>751581456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17797" calcext:value-type="float">
            <text:p>17797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21] * 8)/([.F221]/[.E221])" office:value-type="float" office:value="20250510.7479418" calcext:value-type="float">
            <text:p>20,250,5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BirdsOfPrey-p5994-dpxtoffprores3_Xpress_47175_HEVC_3840x2160_FRC-p60top30_20Mbps_main50_GOPip_peak_cut_540_600.hevc/BirdsOfPrey-p5994-dpxtoffprores3_Xpress_47175_HEVC_3840x2160_FRC-p60top30_20Mbps_main50_GOPip_peak_cut_540_600.hevc</text:p>
          </table:table-cell>
          <table:table-cell table:style-name="ce2" office:value-type="float" office:value="6397061" calcext:value-type="float">
            <text:p>639706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22] * 8)/([.F222]/[.E222])" office:value-type="float" office:value="20973970.4918033" calcext:value-type="float">
            <text:p>20,973,97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Hispasat_UHD_NAB-2014_HEVC.hevc/Hispasat_UHD_NAB-2014_HEVC.hevc</text:p>
          </table:table-cell>
          <table:table-cell table:style-name="ce2" office:value-type="float" office:value="2243014029" calcext:value-type="float">
            <text:p>2243014029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797" calcext:value-type="float">
            <text:p>19797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23] * 8)/([.F223]/[.E223])" office:value-type="float" office:value="21753735.089559" calcext:value-type="float">
            <text:p>21,753,73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Jimix_Put_Your_Hands_Up.hevc/Jimix_Put_Your_Hands_Up.hevc</text:p>
          </table:table-cell>
          <table:table-cell table:style-name="ce2" office:value-type="float" office:value="642573848" calcext:value-type="float">
            <text:p>642573848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755" calcext:value-type="float">
            <text:p>11755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24] * 8)/([.F224]/[.E224])" office:value-type="float" office:value="21865549.9106763" calcext:value-type="float">
            <text:p>21,865,55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lg.hevc</text:p>
          </table:table-cell>
          <table:table-cell table:style-name="ce2" office:value-type="float" office:value="87781770" calcext:value-type="float">
            <text:p>8778177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1912" calcext:value-type="float">
            <text:p>1912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25] * 8)/([.F225]/[.E225])" office:value-type="float" office:value="22015227.1707113" calcext:value-type="float">
            <text:p>22,015,22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Eutelsat.hevc/Eutelsat.hevc</text:p>
          </table:table-cell>
          <table:table-cell table:style-name="ce2" office:value-type="float" office:value="497381871" calcext:value-type="float">
            <text:p>49738187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8804" calcext:value-type="float">
            <text:p>8804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26] * 8)/([.F226]/[.E226])" office:value-type="float" office:value="22597995.0477056" calcext:value-type="float">
            <text:p>22,597,99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CanalPlus_UHD_Astra.hevc/CanalPlus_UHD_Astra.hevc</text:p>
          </table:table-cell>
          <table:table-cell table:style-name="ce2" office:value-type="float" office:value="694811249" calcext:value-type="float">
            <text:p>694811249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862" calcext:value-type="float">
            <text:p>11862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27] * 8)/([.F227]/[.E227])" office:value-type="float" office:value="23429817.8721969" calcext:value-type="float">
            <text:p>23,429,81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4K_OLED_Wonders.hevc/LG_4K_OLED_Wonders.hevc</text:p>
          </table:table-cell>
          <table:table-cell table:style-name="ce2" office:value-type="float" office:value="292411310" calcext:value-type="float">
            <text:p>29241131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62" calcext:value-type="float">
            <text:p>296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28] * 8)/([.F228]/[.E228])" office:value-type="float" office:value="23693016.3403106" calcext:value-type="float">
            <text:p>23,693,0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loewe_cpbCnt_outOfRange.hevc</text:p>
          </table:table-cell>
          <table:table-cell table:style-name="ce2" office:value-type="float" office:value="416080610" calcext:value-type="float">
            <text:p>41608061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6939" calcext:value-type="float">
            <text:p>6939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29] * 8)/([.F229]/[.E229])" office:value-type="float" office:value="23985047.4131719" calcext:value-type="float">
            <text:p>23,985,04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4K_View-the-Feeling.hevc/LG_4K_View-the-Feeling.hevc</text:p>
          </table:table-cell>
          <table:table-cell table:style-name="ce2" office:value-type="float" office:value="352124713" calcext:value-type="float">
            <text:p>352124713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3494" calcext:value-type="float">
            <text:p>3494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30] * 8)/([.F230]/[.E230])" office:value-type="float" office:value="24162971.1473612" calcext:value-type="float">
            <text:p>24,162,97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Astra-SES_Demo_UHD_satellite_end-of-2015.hevc/Astra-SES_Demo_UHD_satellite_end-of-2015.hevc</text:p>
          </table:table-cell>
          <table:table-cell table:style-name="ce2" office:value-type="float" office:value="727337571" calcext:value-type="float">
            <text:p>72733757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937" calcext:value-type="float">
            <text:p>11937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31] * 8)/([.F231]/[.E231])" office:value-type="float" office:value="24372541.5431013" calcext:value-type="float">
            <text:p>24,372,54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4K_OLED_Sydney.hevc/LG_4K_OLED_Sydney.hevc</text:p>
          </table:table-cell>
          <table:table-cell table:style-name="ce2" office:value-type="float" office:value="322978081" calcext:value-type="float">
            <text:p>32297808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3.97" calcext:value-type="float">
            <text:p>23.97</text:p>
          </table:table-cell>
          <table:table-cell table:style-name="ce2" office:value-type="float" office:value="2478" calcext:value-type="float">
            <text:p>2478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32] * 8)/([.F232]/[.E232])" office:value-type="float" office:value="24993654.8880387" calcext:value-type="float">
            <text:p>24,993,65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4K_OLED_Paris.hevc/LG_4K_OLED_Paris.hevc</text:p>
          </table:table-cell>
          <table:table-cell table:style-name="ce2" office:value-type="float" office:value="240213319" calcext:value-type="float">
            <text:p>240213319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3.97" calcext:value-type="float">
            <text:p>23.97</text:p>
          </table:table-cell>
          <table:table-cell table:style-name="ce2" office:value-type="float" office:value="1843" calcext:value-type="float">
            <text:p>184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33] * 8)/([.F233]/[.E233])" office:value-type="float" office:value="24993654.9383831" calcext:value-type="float">
            <text:p>24,993,65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4K_OLED_Chicago.hevc/LG_4K_OLED_Chicago.hevc</text:p>
          </table:table-cell>
          <table:table-cell table:style-name="ce2" office:value-type="float" office:value="306451196" calcext:value-type="float">
            <text:p>306451196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2939" calcext:value-type="float">
            <text:p>293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34] * 8)/([.F234]/[.E234])" office:value-type="float" office:value="24999911.110228" calcext:value-type="float">
            <text:p>24,999,91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UEFA_Euro_2016_Closing_Ceremony.hevc/UEFA_Euro_2016_Closing_Ceremony.hevc</text:p>
          </table:table-cell>
          <table:table-cell table:style-name="ce2" office:value-type="float" office:value="1175122520" calcext:value-type="float">
            <text:p>117512252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786" calcext:value-type="float">
            <text:p>18786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35] * 8)/([.F235]/[.E235])" office:value-type="float" office:value="25021239.6465453" calcext:value-type="float">
            <text:p>25,021,2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fr/Astra_1_10714MHz_H-pol_HFR_and_Techicolor_HDR_test_20170512_org.hevc/Astra_1_10714MHz_H-pol_HFR_and_Techicolor_HDR_test_20170512_org.hevc</text:p>
          </table:table-cell>
          <table:table-cell table:style-name="ce2" office:value-type="float" office:value="566096378" calcext:value-type="float">
            <text:p>566096378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8098" calcext:value-type="float">
            <text:p>18098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36] * 8)/([.F236]/[.E236])" office:value-type="float" office:value="25023599.4253509" calcext:value-type="float">
            <text:p>25,023,59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hfr/Astra_1_10714MHz_H-pol_HFR_test_only_20170512_coverted_to_DVBT.hevc/Astra_1_10714MHz_H-pol_HFR_test_only_20170512_coverted_to_DVBT.hevc</text:p>
          </table:table-cell>
          <table:table-cell table:style-name="ce2" office:value-type="float" office:value="366849451" calcext:value-type="float">
            <text:p>36684945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717" calcext:value-type="float">
            <text:p>11717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37] * 8)/([.F237]/[.E237])" office:value-type="float" office:value="25047329.5894854" calcext:value-type="float">
            <text:p>25,047,33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UEFA_Euro_2016_Opening_Ceremony.hevc/UEFA_Euro_2016_Opening_Ceremony.hevc</text:p>
          </table:table-cell>
          <table:table-cell table:style-name="ce2" office:value-type="float" office:value="973172237" calcext:value-type="float">
            <text:p>973172237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367" calcext:value-type="float">
            <text:p>15367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38] * 8)/([.F238]/[.E238])" office:value-type="float" office:value="25331482.7097026" calcext:value-type="float">
            <text:p>25,331,48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Roland_Garros_MonFils_2014.hevc/Roland_Garros_MonFils_2014.hevc</text:p>
          </table:table-cell>
          <table:table-cell table:style-name="ce2" office:value-type="float" office:value="3791973850" calcext:value-type="float">
            <text:p>379197385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4340" calcext:value-type="float">
            <text:p>5434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39] * 8)/([.F239]/[.E239])" office:value-type="float" office:value="27912947.0003681" calcext:value-type="float">
            <text:p>27,912,94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DFL.hevc/DFL.hevc</text:p>
          </table:table-cell>
          <table:table-cell table:style-name="ce2" office:value-type="float" office:value="12829043418" calcext:value-type="float">
            <text:p>12829043418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69526" calcext:value-type="float">
            <text:p>169526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40] * 8)/([.F240]/[.E240])" office:value-type="float" office:value="30270385.4700754" calcext:value-type="float">
            <text:p>30,270,38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Channel_4K.hevc/Channel_4K.hevc</text:p>
          </table:table-cell>
          <table:table-cell table:style-name="ce2" office:value-type="float" office:value="4696089846" calcext:value-type="float">
            <text:p>4696089846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72269" calcext:value-type="float">
            <text:p>72269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41] * 8)/([.F241]/[.E241])" office:value-type="float" office:value="31159542.8600634" calcext:value-type="float">
            <text:p>31,159,54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Muse_4K_live_in_Rome.hevc/Muse_4K_live_in_Rome.hevc</text:p>
          </table:table-cell>
          <table:table-cell table:style-name="ce2" office:value-type="float" office:value="456896269" calcext:value-type="float">
            <text:p>456896269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999" calcext:value-type="float">
            <text:p>6999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42] * 8)/([.F242]/[.E242])" office:value-type="float" office:value="31334506.2323189" calcext:value-type="float">
            <text:p>31,334,50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philips_3_supershopdemo_6.hevc/philips_3_supershopdemo_6.hevc</text:p>
          </table:table-cell>
          <table:table-cell table:style-name="ce2" office:value-type="float" office:value="280322242" calcext:value-type="float">
            <text:p>280322242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75" calcext:value-type="float">
            <text:p>1575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43] * 8)/([.F243]/[.E243])" office:value-type="float" office:value="34172616.167619" calcext:value-type="float">
            <text:p>34,172,61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philips_3_supershopdemo_2.hevc/philips_3_supershopdemo_2.hevc</text:p>
          </table:table-cell>
          <table:table-cell table:style-name="ce2" office:value-type="float" office:value="326470487" calcext:value-type="float">
            <text:p>326470487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53" calcext:value-type="float">
            <text:p>1753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44] * 8)/([.F244]/[.E244])" office:value-type="float" office:value="35757178.2681118" calcext:value-type="float">
            <text:p>35,757,17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philips_3_supershopdemo_4.hevc/philips_3_supershopdemo_4.hevc</text:p>
          </table:table-cell>
          <table:table-cell table:style-name="ce2" office:value-type="float" office:value="387378863" calcext:value-type="float">
            <text:p>387378863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76" calcext:value-type="float">
            <text:p>2076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45] * 8)/([.F245]/[.E245])" office:value-type="float" office:value="35826946.867052" calcext:value-type="float">
            <text:p>35,826,94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Colors-of-Journey-HDR.hevc/LG_Colors-of-Journey-HDR.hevc</text:p>
          </table:table-cell>
          <table:table-cell table:style-name="ce2" office:value-type="float" office:value="460262109" calcext:value-type="float">
            <text:p>460262109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063" calcext:value-type="float">
            <text:p>6063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46] * 8)/([.F246]/[.E246])" office:value-type="float" office:value="36438365.8782781" calcext:value-type="float">
            <text:p>36,438,36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Philips_Ultra-HD_Light_Waves_supershop-demo-2.hevc/Philips_Ultra-HD_Light_Waves_supershop-demo-2.hevc</text:p>
          </table:table-cell>
          <table:table-cell table:style-name="ce2" office:value-type="float" office:value="670336314" calcext:value-type="float">
            <text:p>670336314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432" calcext:value-type="float">
            <text:p>343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47] * 8)/([.F247]/[.E247])" office:value-type="float" office:value="37501332.2517482" calcext:value-type="float">
            <text:p>37,501,33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Philips_UHD_supershopdemo_1.hevc/Philips_UHD_supershopdemo_1.hevc</text:p>
          </table:table-cell>
          <table:table-cell table:style-name="ce2" office:value-type="float" office:value="398556772" calcext:value-type="float">
            <text:p>398556772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013" calcext:value-type="float">
            <text:p>2013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48] * 8)/([.F248]/[.E248])" office:value-type="float" office:value="38014356.7928465" calcext:value-type="float">
            <text:p>38,014,35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Philips_Ultra-HD_Beach_Life_supershop-demo-3.hevc/Philips_Ultra-HD_Beach_Life_supershop-demo-3.hevc</text:p>
          </table:table-cell>
          <table:table-cell table:style-name="ce2" office:value-type="float" office:value="623888196" calcext:value-type="float">
            <text:p>623888196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46" calcext:value-type="float">
            <text:p>3146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49] * 8)/([.F249]/[.E249])" office:value-type="float" office:value="38075821.2434838" calcext:value-type="float">
            <text:p>38,075,82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real_cut/BirdsofPrey_UHDp30_8bit_peak_cut_1800_1861.hevc/BirdsofPrey_UHDp30_8bit_peak_cut_1800_1861.hevc</text:p>
          </table:table-cell>
          <table:table-cell table:style-name="ce2" office:value-type="float" office:value="9865192" calcext:value-type="float">
            <text:p>9865192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50] * 8)/([.F250]/[.E250])" office:value-type="float" office:value="38187840" calcext:value-type="float">
            <text:p>38,187,8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NASA_HDR.hevc/LG_NASA_HDR.hevc</text:p>
          </table:table-cell>
          <table:table-cell table:style-name="ce2" office:value-type="float" office:value="711627584" calcext:value-type="float">
            <text:p>711627584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8531" calcext:value-type="float">
            <text:p>8531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51] * 8)/([.F251]/[.E251])" office:value-type="float" office:value="39999960.0374727" calcext:value-type="float">
            <text:p>39,999,96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4K-TCL-H265.hevc/4K-TCL-H265.hevc</text:p>
          </table:table-cell>
          <table:table-cell table:style-name="ce2" office:value-type="float" office:value="1313922322" calcext:value-type="float">
            <text:p>1313922322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6795" calcext:value-type="float">
            <text:p>6795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52] * 8)/([.F252]/[.E252])" office:value-type="float" office:value="46361444.5802384" calcext:value-type="float">
            <text:p>46,361,44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4K_OLED_Hongkong.hevc/LG_4K_OLED_Hongkong.hevc</text:p>
          </table:table-cell>
          <table:table-cell table:style-name="ce2" office:value-type="float" office:value="595176394" calcext:value-type="float">
            <text:p>595176394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9.97" calcext:value-type="float">
            <text:p>29.97</text:p>
          </table:table-cell>
          <table:table-cell table:style-name="ce2" office:value-type="float" office:value="2854" calcext:value-type="float">
            <text:p>2854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53] * 8)/([.F253]/[.E253])" office:value-type="float" office:value="49999822.0831955" calcext:value-type="float">
            <text:p>49,999,8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ARTE_UltraHD_trailer_carnival.hevc/ARTE_UltraHD_trailer_carnival.hevc</text:p>
          </table:table-cell>
          <table:table-cell table:style-name="ce2" office:value-type="float" office:value="852997683" calcext:value-type="float">
            <text:p>852997683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407" calcext:value-type="float">
            <text:p>3407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54] * 8)/([.F254]/[.E254])" office:value-type="float" office:value="50073242.3246258" calcext:value-type="float">
            <text:p>50,073,24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elysium.hevc</text:p>
          </table:table-cell>
          <table:table-cell table:style-name="ce2" office:value-type="float" office:value="4854906880" calcext:value-type="float">
            <text:p>4854906880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1606" calcext:value-type="float">
            <text:p>1606</text:p>
          </table:table-cell>
          <table:table-cell table:style-name="ce2" office:value-type="float" office:value="23.97" calcext:value-type="float">
            <text:p>23.97</text:p>
          </table:table-cell>
          <table:table-cell table:style-name="ce2" office:value-type="float" office:value="17306" calcext:value-type="float">
            <text:p>17306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55] * 8)/([.F255]/[.E255])" office:value-type="float" office:value="53795038.9060904" calcext:value-type="float">
            <text:p>53,795,03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Chess_HDR.hevc/LG_Chess_HDR.hevc</text:p>
          </table:table-cell>
          <table:table-cell table:style-name="ce2" office:value-type="float" office:value="847342885" calcext:value-type="float">
            <text:p>847342885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6772" calcext:value-type="float">
            <text:p>6772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56] * 8)/([.F256]/[.E256])" office:value-type="float" office:value="59999684.0246899" calcext:value-type="float">
            <text:p>59,999,68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Cymatic_Jazz_HDR10.hevc/LG_Cymatic_Jazz_HDR10.hevc</text:p>
          </table:table-cell>
          <table:table-cell table:style-name="ce2" office:value-type="float" office:value="1189182927" calcext:value-type="float">
            <text:p>1189182927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9504" calcext:value-type="float">
            <text:p>9504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57] * 8)/([.F257]/[.E257])" office:value-type="float" office:value="59999684.0440909" calcext:value-type="float">
            <text:p>59,999,68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LG_La_Boheme_UHD.hevc/LG_La_Boheme_UHD.hevc</text:p>
          </table:table-cell>
          <table:table-cell table:style-name="ce2" office:value-type="float" office:value="2020191381" calcext:value-type="float">
            <text:p>202019138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468" calcext:value-type="float">
            <text:p>13468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58] * 8)/([.F258]/[.E258])" office:value-type="float" office:value="59999744.015444" calcext:value-type="float">
            <text:p>59,999,744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Sony_4K_HDR_Camp.hevc/Sony_4K_HDR_Camp.hevc</text:p>
          </table:table-cell>
          <table:table-cell table:style-name="ce2" office:value-type="float" office:value="1201722371" calcext:value-type="float">
            <text:p>120172237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7620" calcext:value-type="float">
            <text:p>7620</text:p>
          </table:table-cell>
          <table:table-cell table:style-name="ce5" office:value-type="string" calcext:value-type="string">
            <text:p>yuv420p10le</text:p>
          </table:table-cell>
          <table:table-cell table:style-name="ce7" table:formula="of:=([.B259] * 8)/([.F259]/[.E259])" office:value-type="float" office:value="75623347.9451339" calcext:value-type="float">
            <text:p>75,623,348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Sony_UHD_Trip_around_Mexico.hevc/Sony_UHD_Trip_around_Mexico.hevc</text:p>
          </table:table-cell>
          <table:table-cell table:style-name="ce2" office:value-type="float" office:value="1101306496" calcext:value-type="float">
            <text:p>1101306496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6900" calcext:value-type="float">
            <text:p>690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60] * 8)/([.F260]/[.E260])" office:value-type="float" office:value="76536013.182887" calcext:value-type="float">
            <text:p>76,536,0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Sony_4K_Surfing.hevc/Sony_4K_Surfing.hevc</text:p>
          </table:table-cell>
          <table:table-cell table:style-name="ce2" office:value-type="float" office:value="1728508561" calcext:value-type="float">
            <text:p>172850856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10732" calcext:value-type="float">
            <text:p>10732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61] * 8)/([.F261]/[.E261])" office:value-type="float" office:value="77232056.016653" calcext:value-type="float">
            <text:p>77,232,05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sony_color_demo_2015.hevc/sony_color_demo_2015.hevc</text:p>
          </table:table-cell>
          <table:table-cell table:style-name="ce2" office:value-type="float" office:value="1230772621" calcext:value-type="float">
            <text:p>1230772621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7560" calcext:value-type="float">
            <text:p>756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62] * 8)/([.F262]/[.E262])" office:value-type="float" office:value="78066149.1034286" calcext:value-type="float">
            <text:p>78,066,149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Sony_4K_Camp.hevc/Sony_4K_Camp.hevc</text:p>
          </table:table-cell>
          <table:table-cell table:style-name="ce2" office:value-type="float" office:value="1254499177" calcext:value-type="float">
            <text:p>1254499177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7620" calcext:value-type="float">
            <text:p>762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63] * 8)/([.F263]/[.E263])" office:value-type="float" office:value="78944546.6345197" calcext:value-type="float">
            <text:p>78,944,54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/media/elementary/hevc/demo-uhd3d.com/Sony_Aquarium_UHD.hevc/Sony_Aquarium_UHD.hevc</text:p>
          </table:table-cell>
          <table:table-cell table:style-name="ce2" office:value-type="float" office:value="1124762464" calcext:value-type="float">
            <text:p>1124762464</text:p>
          </table:table-cell>
          <table:table-cell table:style-name="ce2" office:value-type="float" office:value="3840" calcext:value-type="float">
            <text:p>3840</text:p>
          </table:table-cell>
          <table:table-cell table:style-name="ce2" office:value-type="float" office:value="2160" calcext:value-type="float">
            <text:p>2160</text:p>
          </table:table-cell>
          <table:table-cell table:style-name="ce2" office:value-type="float" office:value="59.94" calcext:value-type="float">
            <text:p>59.94</text:p>
          </table:table-cell>
          <table:table-cell table:style-name="ce2" office:value-type="float" office:value="6780" calcext:value-type="float">
            <text:p>6780</text:p>
          </table:table-cell>
          <table:table-cell table:style-name="ce5" office:value-type="string" calcext:value-type="string">
            <text:p>yuv420p</text:p>
          </table:table-cell>
          <table:table-cell table:style-name="ce7" table:formula="of:=([.B264] * 8)/([.F264]/[.E264])" office:value-type="float" office:value="79549571.7901593" calcext:value-type="float">
            <text:p>79,549,572</text:p>
          </table:table-cell>
          <table:table-cell table:number-columns-repeated="1016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treams.A2:streams.H205 streams.A207:streams.H264 streams.A206:streams.A206 streams.C206:streams.H206">
            <calcext:condition calcext:apply-style-name="HD Background" calcext:value="formula-is(AND(([.$C2]=1920);([.$D2]=1080)))" calcext:base-cell-address="streams.A2"/>
          </calcext:conditional-format>
          <calcext:conditional-format calcext:target-range-address="streams.A2:streams.H205 streams.A207:streams.H264 streams.A206:streams.A206 streams.C206:streams.H206">
            <calcext:condition calcext:apply-style-name="UHD Background" calcext:value="formula-is(AND(([.$C2]=3840);([.$D2]=2160)))" calcext:base-cell-address="streams.A2"/>
          </calcext:conditional-format>
          <calcext:conditional-format calcext:target-range-address="streams.B206:streams.B206">
            <calcext:condition calcext:apply-style-name="HD Background" calcext:value="formula-is(AND(([.$C206]=1920);([.$D206]=1080)))" calcext:base-cell-address="streams.B206"/>
          </calcext:conditional-format>
          <calcext:conditional-format calcext:target-range-address="streams.B206:streams.B206">
            <calcext:condition calcext:apply-style-name="UHD Background" calcext:value="formula-is(AND(([.$C206]=3840);([.$D206]=2160)))" calcext:base-cell-address="streams.B206"/>
          </calcext:conditional-format>
        </calcext:conditional-formats>
      </table:table>
      <table:named-expressions/>
      <table:database-ranges>
        <table:database-range table:name="__Anonymous_Sheet_DB__0" table:target-range-address="streams.A2:streams.H264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weight="bold"/>
    </style:style>
    <style:style style:name="HD_20_Background" style:display-name="HD Background" style:family="table-cell" style:parent-style-name="Default">
      <style:table-cell-properties fo:background-color="#66ff99"/>
    </style:style>
    <style:style style:name="UHD_20_Background" style:display-name="UHD Background" style:family="table-cell" style:parent-style-name="Default">
      <style:table-cell-properties fo:background-color="#66ffff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18:14:55.322005094</dc:date>
    <meta:editing-duration>PT1H47M29S</meta:editing-duration>
    <meta:editing-cycles>13</meta:editing-cycles>
    <meta:generator>LibreOffice/5.1.6.2$Linux_X86_64 LibreOffice_project/10m0$Build-2</meta:generator>
    <meta:document-statistic meta:table-count="1" meta:cell-count="2112" meta:object-count="0"/>
  </office:meta>
</office:document-meta>
</file>